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43416666666667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2.69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m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1">
            <text:p>230</text:p>
          </table:table-cell>
          <table:table-cell office:value-type="float" office:value="250" table:style-name="ce1">
            <text:p>25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0" table:style-name="ce1">
            <text:p>230</text:p>
          </table:table-cell>
          <table:table-cell office:value-type="float" office:value="2140" table:style-name="ce1">
            <text:p>214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90" table:style-name="ce1">
            <text:p>290</text:p>
          </table:table-cell>
          <table:table-cell office:value-type="float" office:value="2140" table:style-name="ce1">
            <text:p>214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1">
            <text:p>310</text:p>
          </table:table-cell>
          <table:table-cell office:value-type="float" office:value="340" table:style-name="ce1">
            <text:p>34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1">
            <text:p>310</text:p>
          </table:table-cell>
          <table:table-cell office:value-type="float" office:value="340" table:style-name="ce1">
            <text:p>34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1">
            <text:p>31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10" table:style-name="ce1">
            <text:p>31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1">
            <text:p>38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80" table:style-name="ce1">
            <text:p>380</text:p>
          </table:table-cell>
          <table:table-cell office:value-type="float" office:value="1040" table:style-name="ce1">
            <text:p>104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1">
            <text:p>460</text:p>
          </table:table-cell>
          <table:table-cell office:value-type="float" office:value="470" table:style-name="ce1">
            <text:p>470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60" table:style-name="ce1">
            <text:p>460</text:p>
          </table:table-cell>
          <table:table-cell office:value-type="float" office:value="1040" table:style-name="ce1">
            <text:p>1040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480" table:style-name="ce1">
            <text:p>480</text:p>
          </table:table-cell>
          <table:table-cell office:value-type="float" office:value="570" table:style-name="ce1">
            <text:p>570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510" table:style-name="ce1">
            <text:p>510</text:p>
          </table:table-cell>
          <table:table-cell office:value-type="float" office:value="1040" table:style-name="ce1">
            <text:p>1040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1">
            <text:p>840</text:p>
          </table:table-cell>
          <table:table-cell office:value-type="float" office:value="840" table:style-name="ce1">
            <text:p>840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1">
            <text:p>840</text:p>
          </table:table-cell>
          <table:table-cell office:value-type="float" office:value="1860" table:style-name="ce1">
            <text:p>1860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40" table:style-name="ce1">
            <text:p>840</text:p>
          </table:table-cell>
          <table:table-cell office:value-type="float" office:value="1860" table:style-name="ce1">
            <text:p>1860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1">
            <text:p>880</text:p>
          </table:table-cell>
          <table:table-cell office:value-type="float" office:value="1860" table:style-name="ce1">
            <text:p>1860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880" table:style-name="ce1">
            <text:p>880</text:p>
          </table:table-cell>
          <table:table-cell office:value-type="float" office:value="1860" table:style-name="ce1">
            <text:p>1860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12_ns1" table:style-name="ta2"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1">
            <text:p>Patterns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nrowi1</text:p>
          </table:table-cell>
          <table:table-cell office:value-type="string" table:style-name="ce1">
            <text:p>nrowi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j</text:p>
          </table:table-cell>
          <table:table-cell office:value-type="string" table:style-name="ce1">
            <text:p>Lj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Material Area</text:p>
          </table:table-cell>
          <table:table-cell table:style-name="ce1"/>
          <table:table-cell office:value-type="string" table:style-name="ce1">
            <text:p>Item 1 Width</text:p>
          </table:table-cell>
          <table:table-cell office:value-type="string" table:style-name="ce1">
            <text:p>Item 1 Length</text:p>
          </table:table-cell>
          <table:table-cell office:value-type="string" table:style-name="ce1">
            <text:p>Item 1 Demand</text:p>
          </table:table-cell>
          <table:table-cell office:value-type="string" table:style-name="ce1">
            <text:p>Item 2 Width</text:p>
          </table:table-cell>
          <table:table-cell office:value-type="string" table:style-name="ce1">
            <text:p>Item 2 Length</text:p>
          </table:table-cell>
          <table:table-cell office:value-type="string" table:style-name="ce1">
            <text:p>Item 2 Demand</text:p>
          </table:table-cell>
          <table:table-cell office:value-type="string" table:style-name="ce1">
            <text:p>Demand 1 Sat</text:p>
          </table:table-cell>
          <table:table-cell office:value-type="string" table:style-name="ce1">
            <text:p>Demand 2 Sat</text:p>
          </table:table-cell>
          <table:table-cell office:value-type="string" table:style-name="ce1">
            <text:p>Item 1 Area</text:p>
          </table:table-cell>
          <table:table-cell office:value-type="string" table:style-name="ce1">
            <text:p>Item 2 Area</text:p>
          </table:table-cell>
          <table:table-cell office:value-type="string" table:style-name="ce1">
            <text:p>Scrap Area</text:p>
          </table:table-cell>
          <table:table-cell table:number-columns-repeated="1636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346680000" table:formula="of:=[.G2]*[.H2]*[.I2]" table:style-name="ce1">
            <text:p>346680000</text:p>
          </table:table-cell>
          <table:table-cell table:style-name="ce1"/>
          <table:table-cell office:value-type="float" office:value="230" table:formula="of:=IFERROR(INDEX([Items.$B$2:.$B$20];MATCH([.B2];[Items.$A$2:.$A$20];0));0)" table:style-name="ce1">
            <text:p>230</text:p>
          </table:table-cell>
          <table:table-cell office:value-type="float" office:value="250" table:formula="of:=IFERROR(INDEX([Items.$C$2:.$C$20];MATCH([.B2];[Items.$A$2:.$A$20];0));0)" table:style-name="ce1">
            <text:p>250</text:p>
          </table:table-cell>
          <table:table-cell office:value-type="float" office:value="600" table:formula="of:=IFERROR(INDEX([Items.$D$2:.$D$20];MATCH([.B2];[Items.$A$2:.$A$20];0));0)" table:style-name="ce1">
            <text:p>600</text:p>
          </table:table-cell>
          <table:table-cell office:value-type="float" office:value="840" table:formula="of:=IFERROR(INDEX([Items.$B$2:.$B$20];MATCH([.C2];[Items.$A$2:.$A$20];0));0)" table:style-name="ce1">
            <text:p>840</text:p>
          </table:table-cell>
          <table:table-cell office:value-type="float" office:value="840" table:formula="of:=IFERROR(INDEX([Items.$C$2:.$C$20];MATCH([.C2];[Items.$A$2:.$A$20];0));0)" table:style-name="ce1">
            <text:p>840</text:p>
          </table:table-cell>
          <table:table-cell office:value-type="float" office:value="270" table:formula="of:=IFERROR(INDEX([Items.$D$2:.$D$20];MATCH([.C2];[Items.$A$2:.$A$20];0));0)" table:style-name="ce1">
            <text:p>270</text:p>
          </table:table-cell>
          <table:table-cell office:value-type="float" office:value="1080" table:formula="of:=IFERROR(FLOOR([.$H2]/[.N2])*[.D2]*[.I2];0)" table:style-name="ce1">
            <text:p>1080</text:p>
          </table:table-cell>
          <table:table-cell office:value-type="float" office:value="270" table:formula="of:=IFERROR(FLOOR([.$H2]/[.Q2])*[.E2]*[.I2];0)" table:style-name="ce1">
            <text:p>270</text:p>
          </table:table-cell>
          <table:table-cell office:value-type="float" office:value="34500000" table:formula="of:=[.M2]*[.N2]*[.O2]" table:style-name="ce1">
            <text:p>34500000</text:p>
          </table:table-cell>
          <table:table-cell office:value-type="float" office:value="190512000" table:formula="of:=[.P2]*[.Q2]*[.R2]" table:style-name="ce1">
            <text:p>190512000</text:p>
          </table:table-cell>
          <table:table-cell office:value-type="float" office:value="121668000" table:formula="of:=[.K2]-[.U2]-[.V2]" table:style-name="ce1">
            <text:p>121668000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i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513600000" table:formula="of:=[.G3]*[.H3]*[.I3]" table:style-name="ce1">
            <text:p>513600000</text:p>
          </table:table-cell>
          <table:table-cell table:style-name="ce1"/>
          <table:table-cell office:value-type="float" office:value="230" table:formula="of:=IFERROR(INDEX([Items.$B$2:.$B$20];MATCH([.B3];[Items.$A$2:.$A$20];0));0)" table:style-name="ce1">
            <text:p>230</text:p>
          </table:table-cell>
          <table:table-cell office:value-type="float" office:value="2140" table:formula="of:=IFERROR(INDEX([Items.$C$2:.$C$20];MATCH([.B3];[Items.$A$2:.$A$20];0));0)" table:style-name="ce1">
            <text:p>2140</text:p>
          </table:table-cell>
          <table:table-cell office:value-type="float" office:value="600" table:formula="of:=IFERROR(INDEX([Items.$D$2:.$D$20];MATCH([.B3];[Items.$A$2:.$A$20];0));0)" table:style-name="ce1">
            <text:p>600</text:p>
          </table:table-cell>
          <table:table-cell office:value-type="float" office:value="480" table:formula="of:=IFERROR(INDEX([Items.$B$2:.$B$20];MATCH([.C3];[Items.$A$2:.$A$20];0));0)" table:style-name="ce1">
            <text:p>480</text:p>
          </table:table-cell>
          <table:table-cell office:value-type="float" office:value="570" table:formula="of:=IFERROR(INDEX([Items.$C$2:.$C$20];MATCH([.C3];[Items.$A$2:.$A$20];0));0)" table:style-name="ce1">
            <text:p>570</text:p>
          </table:table-cell>
          <table:table-cell office:value-type="float" office:value="600" table:formula="of:=IFERROR(INDEX([Items.$D$2:.$D$20];MATCH([.C3];[Items.$A$2:.$A$20];0));0)" table:style-name="ce1">
            <text:p>600</text:p>
          </table:table-cell>
          <table:table-cell office:value-type="float" office:value="600" table:formula="of:=IFERROR(FLOOR([.$H3]/[.N3])*[.D3]*[.I3];0)" table:style-name="ce1">
            <text:p>600</text:p>
          </table:table-cell>
          <table:table-cell office:value-type="float" office:value="600" table:formula="of:=IFERROR(FLOOR([.$H3]/[.Q3])*[.E3]*[.I3];0)" table:style-name="ce1">
            <text:p>600</text:p>
          </table:table-cell>
          <table:table-cell office:value-type="float" office:value="295320000" table:formula="of:=[.M3]*[.N3]*[.O3]" table:style-name="ce1">
            <text:p>295320000</text:p>
          </table:table-cell>
          <table:table-cell office:value-type="float" office:value="164160000" table:formula="of:=[.P3]*[.Q3]*[.R3]" table:style-name="ce1">
            <text:p>164160000</text:p>
          </table:table-cell>
          <table:table-cell office:value-type="float" office:value="54120000" table:formula="of:=[.K3]-[.U3]-[.V3]" table:style-name="ce1">
            <text:p>54120000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385200000" table:formula="of:=[.G4]*[.H4]*[.I4]" table:style-name="ce1">
            <text:p>385200000</text:p>
          </table:table-cell>
          <table:table-cell table:style-name="ce1"/>
          <table:table-cell office:value-type="float" office:value="290" table:formula="of:=IFERROR(INDEX([Items.$B$2:.$B$20];MATCH([.B4];[Items.$A$2:.$A$20];0));0)" table:style-name="ce1">
            <text:p>290</text:p>
          </table:table-cell>
          <table:table-cell office:value-type="float" office:value="2140" table:formula="of:=IFERROR(INDEX([Items.$C$2:.$C$20];MATCH([.B4];[Items.$A$2:.$A$20];0));0)" table:style-name="ce1">
            <text:p>2140</text:p>
          </table:table-cell>
          <table:table-cell office:value-type="float" office:value="600" table:formula="of:=IFERROR(INDEX([Items.$D$2:.$D$20];MATCH([.B4];[Items.$A$2:.$A$20];0));0)" table:style-name="ce1">
            <text:p>600</text:p>
          </table:table-cell>
          <table:table-cell office:value-type="float" office:value="0" table:formula="of:=IFERROR(INDEX([Items.$B$2:.$B$20];MATCH([.C4];[Items.$A$2:.$A$20];0));0)" table:style-name="ce1">
            <text:p>0</text:p>
          </table:table-cell>
          <table:table-cell office:value-type="float" office:value="0" table:formula="of:=IFERROR(INDEX([Items.$C$2:.$C$20];MATCH([.C4];[Items.$A$2:.$A$20];0));0)" table:style-name="ce1">
            <text:p>0</text:p>
          </table:table-cell>
          <table:table-cell office:value-type="float" office:value="0" table:formula="of:=IFERROR(INDEX([Items.$D$2:.$D$20];MATCH([.C4];[Items.$A$2:.$A$20];0));0)" table:style-name="ce1">
            <text:p>0</text:p>
          </table:table-cell>
          <table:table-cell office:value-type="float" office:value="600" table:formula="of:=IFERROR(FLOOR([.$H4]/[.N4])*[.D4]*[.I4];0)" table:style-name="ce1">
            <text:p>600</text:p>
          </table:table-cell>
          <table:table-cell office:value-type="float" office:value="0" table:formula="of:=IFERROR(FLOOR([.$H4]/[.Q4])*[.E4]*[.I4];0)" table:style-name="ce1">
            <text:p>0</text:p>
          </table:table-cell>
          <table:table-cell office:value-type="float" office:value="372360000" table:formula="of:=[.M4]*[.N4]*[.O4]" table:style-name="ce1">
            <text:p>372360000</text:p>
          </table:table-cell>
          <table:table-cell office:value-type="float" office:value="0" table:formula="of:=[.P4]*[.Q4]*[.R4]" table:style-name="ce1">
            <text:p>0</text:p>
          </table:table-cell>
          <table:table-cell office:value-type="float" office:value="12840000" table:formula="of:=[.K4]-[.U4]-[.V4]" table:style-name="ce1">
            <text:p>12840000</text:p>
          </table:table-cell>
          <table:table-cell table:number-columns-repeated="1636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4</text:p>
          </table:table-cell>
          <table:table-cell office:value-type="string" table:style-name="ce1">
            <text:p>i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564960000" table:formula="of:=[.G5]*[.H5]*[.I5]" table:style-name="ce1">
            <text:p>564960000</text:p>
          </table:table-cell>
          <table:table-cell table:style-name="ce1"/>
          <table:table-cell office:value-type="float" office:value="310" table:formula="of:=IFERROR(INDEX([Items.$B$2:.$B$20];MATCH([.B5];[Items.$A$2:.$A$20];0));0)" table:style-name="ce1">
            <text:p>310</text:p>
          </table:table-cell>
          <table:table-cell office:value-type="float" office:value="340" table:formula="of:=IFERROR(INDEX([Items.$C$2:.$C$20];MATCH([.B5];[Items.$A$2:.$A$20];0));0)" table:style-name="ce1">
            <text:p>340</text:p>
          </table:table-cell>
          <table:table-cell office:value-type="float" office:value="600" table:formula="of:=IFERROR(INDEX([Items.$D$2:.$D$20];MATCH([.B5];[Items.$A$2:.$A$20];0));0)" table:style-name="ce1">
            <text:p>600</text:p>
          </table:table-cell>
          <table:table-cell office:value-type="float" office:value="880" table:formula="of:=IFERROR(INDEX([Items.$B$2:.$B$20];MATCH([.C5];[Items.$A$2:.$A$20];0));0)" table:style-name="ce1">
            <text:p>880</text:p>
          </table:table-cell>
          <table:table-cell office:value-type="float" office:value="1860" table:formula="of:=IFERROR(INDEX([Items.$C$2:.$C$20];MATCH([.C5];[Items.$A$2:.$A$20];0));0)" table:style-name="ce1">
            <text:p>1860</text:p>
          </table:table-cell>
          <table:table-cell office:value-type="float" office:value="220" table:formula="of:=IFERROR(INDEX([Items.$D$2:.$D$20];MATCH([.C5];[Items.$A$2:.$A$20];0));0)" table:style-name="ce1">
            <text:p>220</text:p>
          </table:table-cell>
          <table:table-cell office:value-type="float" office:value="1320" table:formula="of:=IFERROR(FLOOR([.$H5]/[.N5])*[.D5]*[.I5];0)" table:style-name="ce1">
            <text:p>1320</text:p>
          </table:table-cell>
          <table:table-cell office:value-type="float" office:value="220" table:formula="of:=IFERROR(FLOOR([.$H5]/[.Q5])*[.E5]*[.I5];0)" table:style-name="ce1">
            <text:p>220</text:p>
          </table:table-cell>
          <table:table-cell office:value-type="float" office:value="63240000" table:formula="of:=[.M5]*[.N5]*[.O5]" table:style-name="ce1">
            <text:p>63240000</text:p>
          </table:table-cell>
          <table:table-cell office:value-type="float" office:value="360096000" table:formula="of:=[.P5]*[.Q5]*[.R5]" table:style-name="ce1">
            <text:p>360096000</text:p>
          </table:table-cell>
          <table:table-cell office:value-type="float" office:value="141624000" table:formula="of:=[.K5]-[.U5]-[.V5]" table:style-name="ce1">
            <text:p>141624000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5</text:p>
          </table:table-cell>
          <table:table-cell office:value-type="string" table:style-name="ce1">
            <text:p>i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82480000" table:formula="of:=[.G6]*[.H6]*[.I6]" table:style-name="ce1">
            <text:p>282480000</text:p>
          </table:table-cell>
          <table:table-cell table:style-name="ce1"/>
          <table:table-cell office:value-type="float" office:value="310" table:formula="of:=IFERROR(INDEX([Items.$B$2:.$B$20];MATCH([.B6];[Items.$A$2:.$A$20];0));0)" table:style-name="ce1">
            <text:p>310</text:p>
          </table:table-cell>
          <table:table-cell office:value-type="float" office:value="340" table:formula="of:=IFERROR(INDEX([Items.$C$2:.$C$20];MATCH([.B6];[Items.$A$2:.$A$20];0));0)" table:style-name="ce1">
            <text:p>340</text:p>
          </table:table-cell>
          <table:table-cell office:value-type="float" office:value="600" table:formula="of:=IFERROR(INDEX([Items.$D$2:.$D$20];MATCH([.B6];[Items.$A$2:.$A$20];0));0)" table:style-name="ce1">
            <text:p>600</text:p>
          </table:table-cell>
          <table:table-cell office:value-type="float" office:value="840" table:formula="of:=IFERROR(INDEX([Items.$B$2:.$B$20];MATCH([.C6];[Items.$A$2:.$A$20];0));0)" table:style-name="ce1">
            <text:p>840</text:p>
          </table:table-cell>
          <table:table-cell office:value-type="float" office:value="840" table:formula="of:=IFERROR(INDEX([Items.$C$2:.$C$20];MATCH([.C6];[Items.$A$2:.$A$20];0));0)" table:style-name="ce1">
            <text:p>840</text:p>
          </table:table-cell>
          <table:table-cell office:value-type="float" office:value="220" table:formula="of:=IFERROR(INDEX([Items.$D$2:.$D$20];MATCH([.C6];[Items.$A$2:.$A$20];0));0)" table:style-name="ce1">
            <text:p>220</text:p>
          </table:table-cell>
          <table:table-cell office:value-type="float" office:value="660" table:formula="of:=IFERROR(FLOOR([.$H6]/[.N6])*[.D6]*[.I6];0)" table:style-name="ce1">
            <text:p>660</text:p>
          </table:table-cell>
          <table:table-cell office:value-type="float" office:value="220" table:formula="of:=IFERROR(FLOOR([.$H6]/[.Q6])*[.E6]*[.I6];0)" table:style-name="ce1">
            <text:p>220</text:p>
          </table:table-cell>
          <table:table-cell office:value-type="float" office:value="63240000" table:formula="of:=[.M6]*[.N6]*[.O6]" table:style-name="ce1">
            <text:p>63240000</text:p>
          </table:table-cell>
          <table:table-cell office:value-type="float" office:value="155232000" table:formula="of:=[.P6]*[.Q6]*[.R6]" table:style-name="ce1">
            <text:p>155232000</text:p>
          </table:table-cell>
          <table:table-cell office:value-type="float" office:value="64008000" table:formula="of:=[.K6]-[.U6]-[.V6]" table:style-name="ce1">
            <text:p>64008000</text:p>
          </table:table-cell>
          <table:table-cell table:number-columns-repeated="1636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6</text:p>
          </table:table-cell>
          <table:table-cell office:value-type="string" table:style-name="ce1">
            <text:p>i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770400000" table:formula="of:=[.G7]*[.H7]*[.I7]" table:style-name="ce1">
            <text:p>770400000</text:p>
          </table:table-cell>
          <table:table-cell table:style-name="ce1"/>
          <table:table-cell office:value-type="float" office:value="310" table:formula="of:=IFERROR(INDEX([Items.$B$2:.$B$20];MATCH([.B7];[Items.$A$2:.$A$20];0));0)" table:style-name="ce1">
            <text:p>310</text:p>
          </table:table-cell>
          <table:table-cell office:value-type="float" office:value="1040" table:formula="of:=IFERROR(INDEX([Items.$C$2:.$C$20];MATCH([.B7];[Items.$A$2:.$A$20];0));0)" table:style-name="ce1">
            <text:p>1040</text:p>
          </table:table-cell>
          <table:table-cell office:value-type="float" office:value="600" table:formula="of:=IFERROR(INDEX([Items.$D$2:.$D$20];MATCH([.B7];[Items.$A$2:.$A$20];0));0)" table:style-name="ce1">
            <text:p>600</text:p>
          </table:table-cell>
          <table:table-cell office:value-type="float" office:value="840" table:formula="of:=IFERROR(INDEX([Items.$B$2:.$B$20];MATCH([.C7];[Items.$A$2:.$A$20];0));0)" table:style-name="ce1">
            <text:p>840</text:p>
          </table:table-cell>
          <table:table-cell office:value-type="float" office:value="1860" table:formula="of:=IFERROR(INDEX([Items.$C$2:.$C$20];MATCH([.C7];[Items.$A$2:.$A$20];0));0)" table:style-name="ce1">
            <text:p>1860</text:p>
          </table:table-cell>
          <table:table-cell office:value-type="float" office:value="270" table:formula="of:=IFERROR(INDEX([Items.$D$2:.$D$20];MATCH([.C7];[Items.$A$2:.$A$20];0));0)" table:style-name="ce1">
            <text:p>270</text:p>
          </table:table-cell>
          <table:table-cell office:value-type="float" office:value="600" table:formula="of:=IFERROR(FLOOR([.$H7]/[.N7])*[.D7]*[.I7];0)" table:style-name="ce1">
            <text:p>600</text:p>
          </table:table-cell>
          <table:table-cell office:value-type="float" office:value="300" table:formula="of:=IFERROR(FLOOR([.$H7]/[.Q7])*[.E7]*[.I7];0)" table:style-name="ce1">
            <text:p>300</text:p>
          </table:table-cell>
          <table:table-cell office:value-type="float" office:value="193440000" table:formula="of:=[.M7]*[.N7]*[.O7]" table:style-name="ce1">
            <text:p>193440000</text:p>
          </table:table-cell>
          <table:table-cell office:value-type="float" office:value="421848000" table:formula="of:=[.P7]*[.Q7]*[.R7]" table:style-name="ce1">
            <text:p>421848000</text:p>
          </table:table-cell>
          <table:table-cell office:value-type="float" office:value="155112000" table:formula="of:=[.K7]-[.U7]-[.V7]" table:style-name="ce1">
            <text:p>155112000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7</text:p>
          </table:table-cell>
          <table:table-cell office:value-type="string" table:style-name="ce1">
            <text:p>i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770400000" table:formula="of:=[.G8]*[.H8]*[.I8]" table:style-name="ce1">
            <text:p>770400000</text:p>
          </table:table-cell>
          <table:table-cell table:style-name="ce1"/>
          <table:table-cell office:value-type="float" office:value="310" table:formula="of:=IFERROR(INDEX([Items.$B$2:.$B$20];MATCH([.B8];[Items.$A$2:.$A$20];0));0)" table:style-name="ce1">
            <text:p>310</text:p>
          </table:table-cell>
          <table:table-cell office:value-type="float" office:value="1040" table:formula="of:=IFERROR(INDEX([Items.$C$2:.$C$20];MATCH([.B8];[Items.$A$2:.$A$20];0));0)" table:style-name="ce1">
            <text:p>1040</text:p>
          </table:table-cell>
          <table:table-cell office:value-type="float" office:value="600" table:formula="of:=IFERROR(INDEX([Items.$D$2:.$D$20];MATCH([.B8];[Items.$A$2:.$A$20];0));0)" table:style-name="ce1">
            <text:p>600</text:p>
          </table:table-cell>
          <table:table-cell office:value-type="float" office:value="880" table:formula="of:=IFERROR(INDEX([Items.$B$2:.$B$20];MATCH([.C8];[Items.$A$2:.$A$20];0));0)" table:style-name="ce1">
            <text:p>880</text:p>
          </table:table-cell>
          <table:table-cell office:value-type="float" office:value="1860" table:formula="of:=IFERROR(INDEX([Items.$C$2:.$C$20];MATCH([.C8];[Items.$A$2:.$A$20];0));0)" table:style-name="ce1">
            <text:p>1860</text:p>
          </table:table-cell>
          <table:table-cell office:value-type="float" office:value="270" table:formula="of:=IFERROR(INDEX([Items.$D$2:.$D$20];MATCH([.C8];[Items.$A$2:.$A$20];0));0)" table:style-name="ce1">
            <text:p>270</text:p>
          </table:table-cell>
          <table:table-cell office:value-type="float" office:value="600" table:formula="of:=IFERROR(FLOOR([.$H8]/[.N8])*[.D8]*[.I8];0)" table:style-name="ce1">
            <text:p>600</text:p>
          </table:table-cell>
          <table:table-cell office:value-type="float" office:value="300" table:formula="of:=IFERROR(FLOOR([.$H8]/[.Q8])*[.E8]*[.I8];0)" table:style-name="ce1">
            <text:p>300</text:p>
          </table:table-cell>
          <table:table-cell office:value-type="float" office:value="193440000" table:formula="of:=[.M8]*[.N8]*[.O8]" table:style-name="ce1">
            <text:p>193440000</text:p>
          </table:table-cell>
          <table:table-cell office:value-type="float" office:value="441936000" table:formula="of:=[.P8]*[.Q8]*[.R8]" table:style-name="ce1">
            <text:p>441936000</text:p>
          </table:table-cell>
          <table:table-cell office:value-type="float" office:value="135024000" table:formula="of:=[.K8]-[.U8]-[.V8]" table:style-name="ce1">
            <text:p>135024000</text:p>
          </table:table-cell>
          <table:table-cell table:number-columns-repeated="1636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6800000" table:formula="of:=[.G9]*[.H9]*[.I9]" table:style-name="ce1">
            <text:p>256800000</text:p>
          </table:table-cell>
          <table:table-cell table:style-name="ce1"/>
          <table:table-cell office:value-type="float" office:value="380" table:formula="of:=IFERROR(INDEX([Items.$B$2:.$B$20];MATCH([.B9];[Items.$A$2:.$A$20];0));0)" table:style-name="ce1">
            <text:p>380</text:p>
          </table:table-cell>
          <table:table-cell office:value-type="float" office:value="1040" table:formula="of:=IFERROR(INDEX([Items.$C$2:.$C$20];MATCH([.B9];[Items.$A$2:.$A$20];0));0)" table:style-name="ce1">
            <text:p>1040</text:p>
          </table:table-cell>
          <table:table-cell office:value-type="float" office:value="600" table:formula="of:=IFERROR(INDEX([Items.$D$2:.$D$20];MATCH([.B9];[Items.$A$2:.$A$20];0));0)" table:style-name="ce1">
            <text:p>600</text:p>
          </table:table-cell>
          <table:table-cell office:value-type="float" office:value="0" table:formula="of:=IFERROR(INDEX([Items.$B$2:.$B$20];MATCH([.C9];[Items.$A$2:.$A$20];0));0)" table:style-name="ce1">
            <text:p>0</text:p>
          </table:table-cell>
          <table:table-cell office:value-type="float" office:value="0" table:formula="of:=IFERROR(INDEX([Items.$C$2:.$C$20];MATCH([.C9];[Items.$A$2:.$A$20];0));0)" table:style-name="ce1">
            <text:p>0</text:p>
          </table:table-cell>
          <table:table-cell office:value-type="float" office:value="0" table:formula="of:=IFERROR(INDEX([Items.$D$2:.$D$20];MATCH([.C9];[Items.$A$2:.$A$20];0));0)" table:style-name="ce1">
            <text:p>0</text:p>
          </table:table-cell>
          <table:table-cell office:value-type="float" office:value="600" table:formula="of:=IFERROR(FLOOR([.$H9]/[.N9])*[.D9]*[.I9];0)" table:style-name="ce1">
            <text:p>600</text:p>
          </table:table-cell>
          <table:table-cell office:value-type="float" office:value="0" table:formula="of:=IFERROR(FLOOR([.$H9]/[.Q9])*[.E9]*[.I9];0)" table:style-name="ce1">
            <text:p>0</text:p>
          </table:table-cell>
          <table:table-cell office:value-type="float" office:value="237120000" table:formula="of:=[.M9]*[.N9]*[.O9]" table:style-name="ce1">
            <text:p>237120000</text:p>
          </table:table-cell>
          <table:table-cell office:value-type="float" office:value="0" table:formula="of:=[.P9]*[.Q9]*[.R9]" table:style-name="ce1">
            <text:p>0</text:p>
          </table:table-cell>
          <table:table-cell office:value-type="float" office:value="19680000" table:formula="of:=[.K9]-[.U9]-[.V9]" table:style-name="ce1">
            <text:p>19680000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6800000" table:formula="of:=[.G10]*[.H10]*[.I10]" table:style-name="ce1">
            <text:p>256800000</text:p>
          </table:table-cell>
          <table:table-cell table:style-name="ce1"/>
          <table:table-cell office:value-type="float" office:value="380" table:formula="of:=IFERROR(INDEX([Items.$B$2:.$B$20];MATCH([.B10];[Items.$A$2:.$A$20];0));0)" table:style-name="ce1">
            <text:p>380</text:p>
          </table:table-cell>
          <table:table-cell office:value-type="float" office:value="1040" table:formula="of:=IFERROR(INDEX([Items.$C$2:.$C$20];MATCH([.B10];[Items.$A$2:.$A$20];0));0)" table:style-name="ce1">
            <text:p>1040</text:p>
          </table:table-cell>
          <table:table-cell office:value-type="float" office:value="600" table:formula="of:=IFERROR(INDEX([Items.$D$2:.$D$20];MATCH([.B10];[Items.$A$2:.$A$20];0));0)" table:style-name="ce1">
            <text:p>600</text:p>
          </table:table-cell>
          <table:table-cell office:value-type="float" office:value="0" table:formula="of:=IFERROR(INDEX([Items.$B$2:.$B$20];MATCH([.C10];[Items.$A$2:.$A$20];0));0)" table:style-name="ce1">
            <text:p>0</text:p>
          </table:table-cell>
          <table:table-cell office:value-type="float" office:value="0" table:formula="of:=IFERROR(INDEX([Items.$C$2:.$C$20];MATCH([.C10];[Items.$A$2:.$A$20];0));0)" table:style-name="ce1">
            <text:p>0</text:p>
          </table:table-cell>
          <table:table-cell office:value-type="float" office:value="0" table:formula="of:=IFERROR(INDEX([Items.$D$2:.$D$20];MATCH([.C10];[Items.$A$2:.$A$20];0));0)" table:style-name="ce1">
            <text:p>0</text:p>
          </table:table-cell>
          <table:table-cell office:value-type="float" office:value="600" table:formula="of:=IFERROR(FLOOR([.$H10]/[.N10])*[.D10]*[.I10];0)" table:style-name="ce1">
            <text:p>600</text:p>
          </table:table-cell>
          <table:table-cell office:value-type="float" office:value="0" table:formula="of:=IFERROR(FLOOR([.$H10]/[.Q10])*[.E10]*[.I10];0)" table:style-name="ce1">
            <text:p>0</text:p>
          </table:table-cell>
          <table:table-cell office:value-type="float" office:value="237120000" table:formula="of:=[.M10]*[.N10]*[.O10]" table:style-name="ce1">
            <text:p>237120000</text:p>
          </table:table-cell>
          <table:table-cell office:value-type="float" office:value="0" table:formula="of:=[.P10]*[.Q10]*[.R10]" table:style-name="ce1">
            <text:p>0</text:p>
          </table:table-cell>
          <table:table-cell office:value-type="float" office:value="19680000" table:formula="of:=[.K10]-[.U10]-[.V10]" table:style-name="ce1">
            <text:p>19680000</text:p>
          </table:table-cell>
          <table:table-cell table:number-columns-repeated="1636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1904000" table:formula="of:=[.G11]*[.H11]*[.I11]" table:style-name="ce1">
            <text:p>71904000</text:p>
          </table:table-cell>
          <table:table-cell table:style-name="ce1"/>
          <table:table-cell office:value-type="float" office:value="460" table:formula="of:=IFERROR(INDEX([Items.$B$2:.$B$20];MATCH([.B11];[Items.$A$2:.$A$20];0));0)" table:style-name="ce1">
            <text:p>460</text:p>
          </table:table-cell>
          <table:table-cell office:value-type="float" office:value="470" table:formula="of:=IFERROR(INDEX([Items.$C$2:.$C$20];MATCH([.B11];[Items.$A$2:.$A$20];0));0)" table:style-name="ce1">
            <text:p>470</text:p>
          </table:table-cell>
          <table:table-cell office:value-type="float" office:value="220" table:formula="of:=IFERROR(INDEX([Items.$D$2:.$D$20];MATCH([.B11];[Items.$A$2:.$A$20];0));0)" table:style-name="ce1">
            <text:p>220</text:p>
          </table:table-cell>
          <table:table-cell office:value-type="float" office:value="0" table:formula="of:=IFERROR(INDEX([Items.$B$2:.$B$20];MATCH([.C11];[Items.$A$2:.$A$20];0));0)" table:style-name="ce1">
            <text:p>0</text:p>
          </table:table-cell>
          <table:table-cell office:value-type="float" office:value="0" table:formula="of:=IFERROR(INDEX([Items.$C$2:.$C$20];MATCH([.C11];[Items.$A$2:.$A$20];0));0)" table:style-name="ce1">
            <text:p>0</text:p>
          </table:table-cell>
          <table:table-cell office:value-type="float" office:value="0" table:formula="of:=IFERROR(INDEX([Items.$D$2:.$D$20];MATCH([.C11];[Items.$A$2:.$A$20];0));0)" table:style-name="ce1">
            <text:p>0</text:p>
          </table:table-cell>
          <table:table-cell office:value-type="float" office:value="224" table:formula="of:=IFERROR(FLOOR([.$H11]/[.N11])*[.D11]*[.I11];0)" table:style-name="ce1">
            <text:p>224</text:p>
          </table:table-cell>
          <table:table-cell office:value-type="float" office:value="0" table:formula="of:=IFERROR(FLOOR([.$H11]/[.Q11])*[.E11]*[.I11];0)" table:style-name="ce1">
            <text:p>0</text:p>
          </table:table-cell>
          <table:table-cell office:value-type="float" office:value="47564000" table:formula="of:=[.M11]*[.N11]*[.O11]" table:style-name="ce1">
            <text:p>47564000</text:p>
          </table:table-cell>
          <table:table-cell office:value-type="float" office:value="0" table:formula="of:=[.P11]*[.Q11]*[.R11]" table:style-name="ce1">
            <text:p>0</text:p>
          </table:table-cell>
          <table:table-cell office:value-type="float" office:value="24340000" table:formula="of:=[.K11]-[.U11]-[.V11]" table:style-name="ce1">
            <text:p>24340000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1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1240000" table:formula="of:=[.G12]*[.H12]*[.I12]" table:style-name="ce1">
            <text:p>141240000</text:p>
          </table:table-cell>
          <table:table-cell table:style-name="ce1"/>
          <table:table-cell office:value-type="float" office:value="460" table:formula="of:=IFERROR(INDEX([Items.$B$2:.$B$20];MATCH([.B12];[Items.$A$2:.$A$20];0));0)" table:style-name="ce1">
            <text:p>460</text:p>
          </table:table-cell>
          <table:table-cell office:value-type="float" office:value="1040" table:formula="of:=IFERROR(INDEX([Items.$C$2:.$C$20];MATCH([.B12];[Items.$A$2:.$A$20];0));0)" table:style-name="ce1">
            <text:p>1040</text:p>
          </table:table-cell>
          <table:table-cell office:value-type="float" office:value="220" table:formula="of:=IFERROR(INDEX([Items.$D$2:.$D$20];MATCH([.B12];[Items.$A$2:.$A$20];0));0)" table:style-name="ce1">
            <text:p>220</text:p>
          </table:table-cell>
          <table:table-cell office:value-type="float" office:value="0" table:formula="of:=IFERROR(INDEX([Items.$B$2:.$B$20];MATCH([.C12];[Items.$A$2:.$A$20];0));0)" table:style-name="ce1">
            <text:p>0</text:p>
          </table:table-cell>
          <table:table-cell office:value-type="float" office:value="0" table:formula="of:=IFERROR(INDEX([Items.$C$2:.$C$20];MATCH([.C12];[Items.$A$2:.$A$20];0));0)" table:style-name="ce1">
            <text:p>0</text:p>
          </table:table-cell>
          <table:table-cell office:value-type="float" office:value="0" table:formula="of:=IFERROR(INDEX([Items.$D$2:.$D$20];MATCH([.C12];[Items.$A$2:.$A$20];0));0)" table:style-name="ce1">
            <text:p>0</text:p>
          </table:table-cell>
          <table:table-cell office:value-type="float" office:value="220" table:formula="of:=IFERROR(FLOOR([.$H12]/[.N12])*[.D12]*[.I12];0)" table:style-name="ce1">
            <text:p>220</text:p>
          </table:table-cell>
          <table:table-cell office:value-type="float" office:value="0" table:formula="of:=IFERROR(FLOOR([.$H12]/[.Q12])*[.E12]*[.I12];0)" table:style-name="ce1">
            <text:p>0</text:p>
          </table:table-cell>
          <table:table-cell office:value-type="float" office:value="105248000" table:formula="of:=[.M12]*[.N12]*[.O12]" table:style-name="ce1">
            <text:p>105248000</text:p>
          </table:table-cell>
          <table:table-cell office:value-type="float" office:value="0" table:formula="of:=[.P12]*[.Q12]*[.R12]" table:style-name="ce1">
            <text:p>0</text:p>
          </table:table-cell>
          <table:table-cell office:value-type="float" office:value="35992000" table:formula="of:=[.K12]-[.U12]-[.V12]" table:style-name="ce1">
            <text:p>35992000</text:p>
          </table:table-cell>
          <table:table-cell table:number-columns-repeated="1636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1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1240000" table:formula="of:=[.G13]*[.H13]*[.I13]" table:style-name="ce1">
            <text:p>141240000</text:p>
          </table:table-cell>
          <table:table-cell table:style-name="ce1"/>
          <table:table-cell office:value-type="float" office:value="510" table:formula="of:=IFERROR(INDEX([Items.$B$2:.$B$20];MATCH([.B13];[Items.$A$2:.$A$20];0));0)" table:style-name="ce1">
            <text:p>510</text:p>
          </table:table-cell>
          <table:table-cell office:value-type="float" office:value="1040" table:formula="of:=IFERROR(INDEX([Items.$C$2:.$C$20];MATCH([.B13];[Items.$A$2:.$A$20];0));0)" table:style-name="ce1">
            <text:p>1040</text:p>
          </table:table-cell>
          <table:table-cell office:value-type="float" office:value="220" table:formula="of:=IFERROR(INDEX([Items.$D$2:.$D$20];MATCH([.B13];[Items.$A$2:.$A$20];0));0)" table:style-name="ce1">
            <text:p>220</text:p>
          </table:table-cell>
          <table:table-cell office:value-type="float" office:value="0" table:formula="of:=IFERROR(INDEX([Items.$B$2:.$B$20];MATCH([.C13];[Items.$A$2:.$A$20];0));0)" table:style-name="ce1">
            <text:p>0</text:p>
          </table:table-cell>
          <table:table-cell office:value-type="float" office:value="0" table:formula="of:=IFERROR(INDEX([Items.$C$2:.$C$20];MATCH([.C13];[Items.$A$2:.$A$20];0));0)" table:style-name="ce1">
            <text:p>0</text:p>
          </table:table-cell>
          <table:table-cell office:value-type="float" office:value="0" table:formula="of:=IFERROR(INDEX([Items.$D$2:.$D$20];MATCH([.C13];[Items.$A$2:.$A$20];0));0)" table:style-name="ce1">
            <text:p>0</text:p>
          </table:table-cell>
          <table:table-cell office:value-type="float" office:value="220" table:formula="of:=IFERROR(FLOOR([.$H13]/[.N13])*[.D13]*[.I13];0)" table:style-name="ce1">
            <text:p>220</text:p>
          </table:table-cell>
          <table:table-cell office:value-type="float" office:value="0" table:formula="of:=IFERROR(FLOOR([.$H13]/[.Q13])*[.E13]*[.I13];0)" table:style-name="ce1">
            <text:p>0</text:p>
          </table:table-cell>
          <table:table-cell office:value-type="float" office:value="116688000" table:formula="of:=[.M13]*[.N13]*[.O13]" table:style-name="ce1">
            <text:p>116688000</text:p>
          </table:table-cell>
          <table:table-cell office:value-type="float" office:value="0" table:formula="of:=[.P13]*[.Q13]*[.R13]" table:style-name="ce1">
            <text:p>0</text:p>
          </table:table-cell>
          <table:table-cell office:value-type="float" office:value="24552000" table:formula="of:=[.K13]-[.U13]-[.V13]" table:style-name="ce1">
            <text:p>24552000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564960000" table:formula="of:=[.G14]*[.H14]*[.I14]" table:style-name="ce1">
            <text:p>564960000</text:p>
          </table:table-cell>
          <table:table-cell table:style-name="ce1"/>
          <table:table-cell office:value-type="float" office:value="840" table:formula="of:=IFERROR(INDEX([Items.$B$2:.$B$20];MATCH([.B14];[Items.$A$2:.$A$20];0));0)" table:style-name="ce1">
            <text:p>840</text:p>
          </table:table-cell>
          <table:table-cell office:value-type="float" office:value="1860" table:formula="of:=IFERROR(INDEX([Items.$C$2:.$C$20];MATCH([.B14];[Items.$A$2:.$A$20];0));0)" table:style-name="ce1">
            <text:p>1860</text:p>
          </table:table-cell>
          <table:table-cell office:value-type="float" office:value="220" table:formula="of:=IFERROR(INDEX([Items.$D$2:.$D$20];MATCH([.B14];[Items.$A$2:.$A$20];0));0)" table:style-name="ce1">
            <text:p>220</text:p>
          </table:table-cell>
          <table:table-cell office:value-type="float" office:value="0" table:formula="of:=IFERROR(INDEX([Items.$B$2:.$B$20];MATCH([.C14];[Items.$A$2:.$A$20];0));0)" table:style-name="ce1">
            <text:p>0</text:p>
          </table:table-cell>
          <table:table-cell office:value-type="float" office:value="0" table:formula="of:=IFERROR(INDEX([Items.$C$2:.$C$20];MATCH([.C14];[Items.$A$2:.$A$20];0));0)" table:style-name="ce1">
            <text:p>0</text:p>
          </table:table-cell>
          <table:table-cell office:value-type="float" office:value="0" table:formula="of:=IFERROR(INDEX([Items.$D$2:.$D$20];MATCH([.C14];[Items.$A$2:.$A$20];0));0)" table:style-name="ce1">
            <text:p>0</text:p>
          </table:table-cell>
          <table:table-cell office:value-type="float" office:value="220" table:formula="of:=IFERROR(FLOOR([.$H14]/[.N14])*[.D14]*[.I14];0)" table:style-name="ce1">
            <text:p>220</text:p>
          </table:table-cell>
          <table:table-cell office:value-type="float" office:value="0" table:formula="of:=IFERROR(FLOOR([.$H14]/[.Q14])*[.E14]*[.I14];0)" table:style-name="ce1">
            <text:p>0</text:p>
          </table:table-cell>
          <table:table-cell office:value-type="float" office:value="343728000" table:formula="of:=[.M14]*[.N14]*[.O14]" table:style-name="ce1">
            <text:p>343728000</text:p>
          </table:table-cell>
          <table:table-cell office:value-type="float" office:value="0" table:formula="of:=[.P14]*[.Q14]*[.R14]" table:style-name="ce1">
            <text:p>0</text:p>
          </table:table-cell>
          <table:table-cell office:value-type="float" office:value="221232000" table:formula="of:=[.K14]-[.U14]-[.V14]" table:style-name="ce1">
            <text:p>221232000</text:p>
          </table:table-cell>
          <table:table-cell table:number-columns-repeated="16361"/>
        </table:table-row>
        <table:table-row table:style-name="ro1">
          <table:table-cell table:number-columns-repeated="10" table:style-name="ce1"/>
          <table:table-cell office:value-type="float" office:value="5066664000" table:formula="of:=SUM([.K2:.K14])" table:style-name="ce1">
            <text:p>5066664000</text:p>
          </table:table-cell>
          <table:table-cell table:number-columns-repeated="11" table:style-name="ce1"/>
          <table:table-cell office:value-type="float" office:value="1029872000" table:formula="of:=SUM([.W2:.W14])" table:style-name="ce1">
            <text:p>1029872000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tterns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nrowi1</text:p>
          </table:table-cell>
          <table:table-cell office:value-type="string" table:style-name="ce1">
            <text:p>nrowi2</text:p>
          </table:table-cell>
          <table:table-cell table:style-name="ce1"/>
          <table:table-cell office:value-type="string" table:style-name="ce1">
            <text:p>wj</text:p>
          </table:table-cell>
          <table:table-cell office:value-type="string" table:style-name="ce1">
            <text:p>Lj</text:p>
          </table:table-cell>
          <table:table-cell office:value-type="string" table:style-name="ce1">
            <text:p>k</text:p>
          </table:table-cell>
          <table:table-cell table:number-columns-repeated="3" table:style-name="ce1"/>
          <table:table-cell office:value-type="string" table:style-name="ce1">
            <text:p>Item 1 Width</text:p>
          </table:table-cell>
          <table:table-cell office:value-type="string" table:style-name="ce1">
            <text:p>Item 1 Length</text:p>
          </table:table-cell>
          <table:table-cell office:value-type="string" table:style-name="ce1">
            <text:p>Item 1 Demand</text:p>
          </table:table-cell>
          <table:table-cell office:value-type="string" table:style-name="ce1">
            <text:p>Item 2 Width</text:p>
          </table:table-cell>
          <table:table-cell office:value-type="string" table:style-name="ce1">
            <text:p>Item 2 Length</text:p>
          </table:table-cell>
          <table:table-cell office:value-type="string" table:style-name="ce1">
            <text:p>Item 2 Demand</text:p>
          </table:table-cell>
          <table:table-cell office:value-type="string" table:style-name="ce1">
            <text:p>Demand 1 Sat</text:p>
          </table:table-cell>
          <table:table-cell office:value-type="string" table:style-name="ce1">
            <text:p>Demand 2 Sat</text:p>
          </table:table-cell>
          <table:table-cell office:value-type="string" table:style-name="ce1">
            <text:p>Item 1 Area</text:p>
          </table:table-cell>
          <table:table-cell office:value-type="string" table:style-name="ce1">
            <text:p>Item 2 Area</text:p>
          </table:table-cell>
          <table:table-cell office:value-type="string" table:style-name="ce1">
            <text:p>Scrap Area</text:p>
          </table:table-cell>
          <table:table-cell table:number-columns-repeated="1636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i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82480000" table:formula="of:=[.G18]*[.H18]*[.I18]" table:style-name="ce1">
            <text:p>282480000</text:p>
          </table:table-cell>
          <table:table-cell table:style-name="ce1"/>
          <table:table-cell office:value-type="float" office:value="840" table:formula="of:=IFERROR(INDEX([Items.$B$2:.$B$20];MATCH([.B18];[Items.$A$2:.$A$20];0));0)" table:style-name="ce1">
            <text:p>840</text:p>
          </table:table-cell>
          <table:table-cell office:value-type="float" office:value="840" table:formula="of:=IFERROR(INDEX([Items.$C$2:.$C$20];MATCH([.B18];[Items.$A$2:.$A$20];0));0)" table:style-name="ce1">
            <text:p>840</text:p>
          </table:table-cell>
          <table:table-cell office:value-type="float" office:value="220" table:formula="of:=IFERROR(INDEX([Items.$D$2:.$D$20];MATCH([.B18];[Items.$A$2:.$A$20];0));0)" table:style-name="ce1">
            <text:p>220</text:p>
          </table:table-cell>
          <table:table-cell office:value-type="float" office:value="0" table:formula="of:=IFERROR(INDEX([Items.$B$2:.$B$20];MATCH([.C18];[Items.$A$2:.$A$20];0));0)" table:style-name="ce1">
            <text:p>0</text:p>
          </table:table-cell>
          <table:table-cell office:value-type="float" office:value="0" table:formula="of:=IFERROR(INDEX([Items.$C$2:.$C$20];MATCH([.C18];[Items.$A$2:.$A$20];0));0)" table:style-name="ce1">
            <text:p>0</text:p>
          </table:table-cell>
          <table:table-cell office:value-type="float" office:value="0" table:formula="of:=IFERROR(INDEX([Items.$D$2:.$D$20];MATCH([.C18];[Items.$A$2:.$A$20];0));0)" table:style-name="ce1">
            <text:p>0</text:p>
          </table:table-cell>
          <table:table-cell office:value-type="float" office:value="220" table:formula="of:=IFERROR(FLOOR([.$H18]/[.N18])*[.D18]*[.I18];0)" table:style-name="ce1">
            <text:p>220</text:p>
          </table:table-cell>
          <table:table-cell office:value-type="float" office:value="0" table:formula="of:=IFERROR(FLOOR([.$H18]/[.Q18])*[.E18]*[.I18];0)" table:style-name="ce1">
            <text:p>0</text:p>
          </table:table-cell>
          <table:table-cell office:value-type="float" office:value="155232000" table:formula="of:=[.M18]*[.N18]*[.O18]" table:style-name="ce1">
            <text:p>155232000</text:p>
          </table:table-cell>
          <table:table-cell office:value-type="float" office:value="0" table:formula="of:=[.P18]*[.Q18]*[.R18]" table:style-name="ce1">
            <text:p>0</text:p>
          </table:table-cell>
          <table:table-cell office:value-type="float" office:value="127248000" table:formula="of:=[.K18]-[.U18]-[.V18]" table:style-name="ce1">
            <text:p>127248000</text:p>
          </table:table-cell>
          <table:table-cell table:number-columns-repeated="1636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1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1240000" table:formula="of:=[.G19]*[.H19]*[.I19]" table:style-name="ce1">
            <text:p>141240000</text:p>
          </table:table-cell>
          <table:table-cell table:style-name="ce1"/>
          <table:table-cell office:value-type="float" office:value="510" table:formula="of:=IFERROR(INDEX([Items.$B$2:.$B$20];MATCH([.B19];[Items.$A$2:.$A$20];0));0)" table:style-name="ce1">
            <text:p>510</text:p>
          </table:table-cell>
          <table:table-cell office:value-type="float" office:value="1040" table:formula="of:=IFERROR(INDEX([Items.$C$2:.$C$20];MATCH([.B19];[Items.$A$2:.$A$20];0));0)" table:style-name="ce1">
            <text:p>1040</text:p>
          </table:table-cell>
          <table:table-cell office:value-type="float" office:value="220" table:formula="of:=IFERROR(INDEX([Items.$D$2:.$D$20];MATCH([.B19];[Items.$A$2:.$A$20];0));0)" table:style-name="ce1">
            <text:p>220</text:p>
          </table:table-cell>
          <table:table-cell office:value-type="float" office:value="0" table:formula="of:=IFERROR(INDEX([Items.$B$2:.$B$20];MATCH([.C19];[Items.$A$2:.$A$20];0));0)" table:style-name="ce1">
            <text:p>0</text:p>
          </table:table-cell>
          <table:table-cell office:value-type="float" office:value="0" table:formula="of:=IFERROR(INDEX([Items.$C$2:.$C$20];MATCH([.C19];[Items.$A$2:.$A$20];0));0)" table:style-name="ce1">
            <text:p>0</text:p>
          </table:table-cell>
          <table:table-cell office:value-type="float" office:value="0" table:formula="of:=IFERROR(INDEX([Items.$D$2:.$D$20];MATCH([.C19];[Items.$A$2:.$A$20];0));0)" table:style-name="ce1">
            <text:p>0</text:p>
          </table:table-cell>
          <table:table-cell office:value-type="float" office:value="220" table:formula="of:=IFERROR(FLOOR([.$H19]/[.N19])*[.D19]*[.I19];0)" table:style-name="ce1">
            <text:p>220</text:p>
          </table:table-cell>
          <table:table-cell office:value-type="float" office:value="0" table:formula="of:=IFERROR(FLOOR([.$H19]/[.Q19])*[.E19]*[.I19];0)" table:style-name="ce1">
            <text:p>0</text:p>
          </table:table-cell>
          <table:table-cell office:value-type="float" office:value="116688000" table:formula="of:=[.M19]*[.N19]*[.O19]" table:style-name="ce1">
            <text:p>116688000</text:p>
          </table:table-cell>
          <table:table-cell office:value-type="float" office:value="0" table:formula="of:=[.P19]*[.Q19]*[.R19]" table:style-name="ce1">
            <text:p>0</text:p>
          </table:table-cell>
          <table:table-cell office:value-type="float" office:value="24552000" table:formula="of:=[.K19]-[.U19]-[.V19]" table:style-name="ce1">
            <text:p>24552000</text:p>
          </table:table-cell>
          <table:table-cell table:number-columns-repeated="1636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1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1240000" table:formula="of:=[.G20]*[.H20]*[.I20]" table:style-name="ce1">
            <text:p>141240000</text:p>
          </table:table-cell>
          <table:table-cell table:style-name="ce1"/>
          <table:table-cell office:value-type="float" office:value="460" table:formula="of:=IFERROR(INDEX([Items.$B$2:.$B$20];MATCH([.B20];[Items.$A$2:.$A$20];0));0)" table:style-name="ce1">
            <text:p>460</text:p>
          </table:table-cell>
          <table:table-cell office:value-type="float" office:value="1040" table:formula="of:=IFERROR(INDEX([Items.$C$2:.$C$20];MATCH([.B20];[Items.$A$2:.$A$20];0));0)" table:style-name="ce1">
            <text:p>1040</text:p>
          </table:table-cell>
          <table:table-cell office:value-type="float" office:value="220" table:formula="of:=IFERROR(INDEX([Items.$D$2:.$D$20];MATCH([.B20];[Items.$A$2:.$A$20];0));0)" table:style-name="ce1">
            <text:p>220</text:p>
          </table:table-cell>
          <table:table-cell office:value-type="float" office:value="0" table:formula="of:=IFERROR(INDEX([Items.$B$2:.$B$20];MATCH([.C20];[Items.$A$2:.$A$20];0));0)" table:style-name="ce1">
            <text:p>0</text:p>
          </table:table-cell>
          <table:table-cell office:value-type="float" office:value="0" table:formula="of:=IFERROR(INDEX([Items.$C$2:.$C$20];MATCH([.C20];[Items.$A$2:.$A$20];0));0)" table:style-name="ce1">
            <text:p>0</text:p>
          </table:table-cell>
          <table:table-cell office:value-type="float" office:value="0" table:formula="of:=IFERROR(INDEX([Items.$D$2:.$D$20];MATCH([.C20];[Items.$A$2:.$A$20];0));0)" table:style-name="ce1">
            <text:p>0</text:p>
          </table:table-cell>
          <table:table-cell office:value-type="float" office:value="220" table:formula="of:=IFERROR(FLOOR([.$H20]/[.N20])*[.D20]*[.I20];0)" table:style-name="ce1">
            <text:p>220</text:p>
          </table:table-cell>
          <table:table-cell office:value-type="float" office:value="0" table:formula="of:=IFERROR(FLOOR([.$H20]/[.Q20])*[.E20]*[.I20];0)" table:style-name="ce1">
            <text:p>0</text:p>
          </table:table-cell>
          <table:table-cell office:value-type="float" office:value="105248000" table:formula="of:=[.M20]*[.N20]*[.O20]" table:style-name="ce1">
            <text:p>105248000</text:p>
          </table:table-cell>
          <table:table-cell office:value-type="float" office:value="0" table:formula="of:=[.P20]*[.Q20]*[.R20]" table:style-name="ce1">
            <text:p>0</text:p>
          </table:table-cell>
          <table:table-cell office:value-type="float" office:value="35992000" table:formula="of:=[.K20]-[.U20]-[.V20]" table:style-name="ce1">
            <text:p>35992000</text:p>
          </table:table-cell>
          <table:table-cell table:number-columns-repeated="1636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1904000" table:formula="of:=[.G21]*[.H21]*[.I21]" table:style-name="ce1">
            <text:p>71904000</text:p>
          </table:table-cell>
          <table:table-cell table:style-name="ce1"/>
          <table:table-cell office:value-type="float" office:value="460" table:formula="of:=IFERROR(INDEX([Items.$B$2:.$B$20];MATCH([.B21];[Items.$A$2:.$A$20];0));0)" table:style-name="ce1">
            <text:p>460</text:p>
          </table:table-cell>
          <table:table-cell office:value-type="float" office:value="470" table:formula="of:=IFERROR(INDEX([Items.$C$2:.$C$20];MATCH([.B21];[Items.$A$2:.$A$20];0));0)" table:style-name="ce1">
            <text:p>470</text:p>
          </table:table-cell>
          <table:table-cell office:value-type="float" office:value="220" table:formula="of:=IFERROR(INDEX([Items.$D$2:.$D$20];MATCH([.B21];[Items.$A$2:.$A$20];0));0)" table:style-name="ce1">
            <text:p>220</text:p>
          </table:table-cell>
          <table:table-cell office:value-type="float" office:value="0" table:formula="of:=IFERROR(INDEX([Items.$B$2:.$B$20];MATCH([.C21];[Items.$A$2:.$A$20];0));0)" table:style-name="ce1">
            <text:p>0</text:p>
          </table:table-cell>
          <table:table-cell office:value-type="float" office:value="0" table:formula="of:=IFERROR(INDEX([Items.$C$2:.$C$20];MATCH([.C21];[Items.$A$2:.$A$20];0));0)" table:style-name="ce1">
            <text:p>0</text:p>
          </table:table-cell>
          <table:table-cell office:value-type="float" office:value="0" table:formula="of:=IFERROR(INDEX([Items.$D$2:.$D$20];MATCH([.C21];[Items.$A$2:.$A$20];0));0)" table:style-name="ce1">
            <text:p>0</text:p>
          </table:table-cell>
          <table:table-cell office:value-type="float" office:value="224" table:formula="of:=IFERROR(FLOOR([.$H21]/[.N21])*[.D21]*[.I21];0)" table:style-name="ce1">
            <text:p>224</text:p>
          </table:table-cell>
          <table:table-cell office:value-type="float" office:value="0" table:formula="of:=IFERROR(FLOOR([.$H21]/[.Q21])*[.E21]*[.I21];0)" table:style-name="ce1">
            <text:p>0</text:p>
          </table:table-cell>
          <table:table-cell office:value-type="float" office:value="47564000" table:formula="of:=[.M21]*[.N21]*[.O21]" table:style-name="ce1">
            <text:p>47564000</text:p>
          </table:table-cell>
          <table:table-cell office:value-type="float" office:value="0" table:formula="of:=[.P21]*[.Q21]*[.R21]" table:style-name="ce1">
            <text:p>0</text:p>
          </table:table-cell>
          <table:table-cell office:value-type="float" office:value="24340000" table:formula="of:=[.K21]-[.U21]-[.V21]" table:style-name="ce1">
            <text:p>24340000</text:p>
          </table:table-cell>
          <table:table-cell table:number-columns-repeated="1636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6800000" table:formula="of:=[.G22]*[.H22]*[.I22]" table:style-name="ce1">
            <text:p>256800000</text:p>
          </table:table-cell>
          <table:table-cell table:style-name="ce1"/>
          <table:table-cell office:value-type="float" office:value="380" table:formula="of:=IFERROR(INDEX([Items.$B$2:.$B$20];MATCH([.B22];[Items.$A$2:.$A$20];0));0)" table:style-name="ce1">
            <text:p>380</text:p>
          </table:table-cell>
          <table:table-cell office:value-type="float" office:value="1040" table:formula="of:=IFERROR(INDEX([Items.$C$2:.$C$20];MATCH([.B22];[Items.$A$2:.$A$20];0));0)" table:style-name="ce1">
            <text:p>1040</text:p>
          </table:table-cell>
          <table:table-cell office:value-type="float" office:value="600" table:formula="of:=IFERROR(INDEX([Items.$D$2:.$D$20];MATCH([.B22];[Items.$A$2:.$A$20];0));0)" table:style-name="ce1">
            <text:p>600</text:p>
          </table:table-cell>
          <table:table-cell office:value-type="float" office:value="0" table:formula="of:=IFERROR(INDEX([Items.$B$2:.$B$20];MATCH([.C22];[Items.$A$2:.$A$20];0));0)" table:style-name="ce1">
            <text:p>0</text:p>
          </table:table-cell>
          <table:table-cell office:value-type="float" office:value="0" table:formula="of:=IFERROR(INDEX([Items.$C$2:.$C$20];MATCH([.C22];[Items.$A$2:.$A$20];0));0)" table:style-name="ce1">
            <text:p>0</text:p>
          </table:table-cell>
          <table:table-cell office:value-type="float" office:value="0" table:formula="of:=IFERROR(INDEX([Items.$D$2:.$D$20];MATCH([.C22];[Items.$A$2:.$A$20];0));0)" table:style-name="ce1">
            <text:p>0</text:p>
          </table:table-cell>
          <table:table-cell office:value-type="float" office:value="600" table:formula="of:=IFERROR(FLOOR([.$H22]/[.N22])*[.D22]*[.I22];0)" table:style-name="ce1">
            <text:p>600</text:p>
          </table:table-cell>
          <table:table-cell office:value-type="float" office:value="0" table:formula="of:=IFERROR(FLOOR([.$H22]/[.Q22])*[.E22]*[.I22];0)" table:style-name="ce1">
            <text:p>0</text:p>
          </table:table-cell>
          <table:table-cell office:value-type="float" office:value="237120000" table:formula="of:=[.M22]*[.N22]*[.O22]" table:style-name="ce1">
            <text:p>237120000</text:p>
          </table:table-cell>
          <table:table-cell office:value-type="float" office:value="0" table:formula="of:=[.P22]*[.Q22]*[.R22]" table:style-name="ce1">
            <text:p>0</text:p>
          </table:table-cell>
          <table:table-cell office:value-type="float" office:value="19680000" table:formula="of:=[.K22]-[.U22]-[.V22]" table:style-name="ce1">
            <text:p>19680000</text:p>
          </table:table-cell>
          <table:table-cell table:number-columns-repeated="1636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6800000" table:formula="of:=[.G23]*[.H23]*[.I23]" table:style-name="ce1">
            <text:p>256800000</text:p>
          </table:table-cell>
          <table:table-cell table:style-name="ce1"/>
          <table:table-cell office:value-type="float" office:value="380" table:formula="of:=IFERROR(INDEX([Items.$B$2:.$B$20];MATCH([.B23];[Items.$A$2:.$A$20];0));0)" table:style-name="ce1">
            <text:p>380</text:p>
          </table:table-cell>
          <table:table-cell office:value-type="float" office:value="1040" table:formula="of:=IFERROR(INDEX([Items.$C$2:.$C$20];MATCH([.B23];[Items.$A$2:.$A$20];0));0)" table:style-name="ce1">
            <text:p>1040</text:p>
          </table:table-cell>
          <table:table-cell office:value-type="float" office:value="600" table:formula="of:=IFERROR(INDEX([Items.$D$2:.$D$20];MATCH([.B23];[Items.$A$2:.$A$20];0));0)" table:style-name="ce1">
            <text:p>600</text:p>
          </table:table-cell>
          <table:table-cell office:value-type="float" office:value="0" table:formula="of:=IFERROR(INDEX([Items.$B$2:.$B$20];MATCH([.C23];[Items.$A$2:.$A$20];0));0)" table:style-name="ce1">
            <text:p>0</text:p>
          </table:table-cell>
          <table:table-cell office:value-type="float" office:value="0" table:formula="of:=IFERROR(INDEX([Items.$C$2:.$C$20];MATCH([.C23];[Items.$A$2:.$A$20];0));0)" table:style-name="ce1">
            <text:p>0</text:p>
          </table:table-cell>
          <table:table-cell office:value-type="float" office:value="0" table:formula="of:=IFERROR(INDEX([Items.$D$2:.$D$20];MATCH([.C23];[Items.$A$2:.$A$20];0));0)" table:style-name="ce1">
            <text:p>0</text:p>
          </table:table-cell>
          <table:table-cell office:value-type="float" office:value="600" table:formula="of:=IFERROR(FLOOR([.$H23]/[.N23])*[.D23]*[.I23];0)" table:style-name="ce1">
            <text:p>600</text:p>
          </table:table-cell>
          <table:table-cell office:value-type="float" office:value="0" table:formula="of:=IFERROR(FLOOR([.$H23]/[.Q23])*[.E23]*[.I23];0)" table:style-name="ce1">
            <text:p>0</text:p>
          </table:table-cell>
          <table:table-cell office:value-type="float" office:value="237120000" table:formula="of:=[.M23]*[.N23]*[.O23]" table:style-name="ce1">
            <text:p>237120000</text:p>
          </table:table-cell>
          <table:table-cell office:value-type="float" office:value="0" table:formula="of:=[.P23]*[.Q23]*[.R23]" table:style-name="ce1">
            <text:p>0</text:p>
          </table:table-cell>
          <table:table-cell office:value-type="float" office:value="19680000" table:formula="of:=[.K23]-[.U23]-[.V23]" table:style-name="ce1">
            <text:p>19680000</text:p>
          </table:table-cell>
          <table:table-cell table:number-columns-repeated="1636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7</text:p>
          </table:table-cell>
          <table:table-cell office:value-type="string" table:style-name="ce1">
            <text:p>i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770400000" table:formula="of:=[.G24]*[.H24]*[.I24]" table:style-name="ce1">
            <text:p>770400000</text:p>
          </table:table-cell>
          <table:table-cell table:style-name="ce1"/>
          <table:table-cell office:value-type="float" office:value="310" table:formula="of:=IFERROR(INDEX([Items.$B$2:.$B$20];MATCH([.B24];[Items.$A$2:.$A$20];0));0)" table:style-name="ce1">
            <text:p>310</text:p>
          </table:table-cell>
          <table:table-cell office:value-type="float" office:value="1040" table:formula="of:=IFERROR(INDEX([Items.$C$2:.$C$20];MATCH([.B24];[Items.$A$2:.$A$20];0));0)" table:style-name="ce1">
            <text:p>1040</text:p>
          </table:table-cell>
          <table:table-cell office:value-type="float" office:value="600" table:formula="of:=IFERROR(INDEX([Items.$D$2:.$D$20];MATCH([.B24];[Items.$A$2:.$A$20];0));0)" table:style-name="ce1">
            <text:p>600</text:p>
          </table:table-cell>
          <table:table-cell office:value-type="float" office:value="840" table:formula="of:=IFERROR(INDEX([Items.$B$2:.$B$20];MATCH([.C24];[Items.$A$2:.$A$20];0));0)" table:style-name="ce1">
            <text:p>840</text:p>
          </table:table-cell>
          <table:table-cell office:value-type="float" office:value="1860" table:formula="of:=IFERROR(INDEX([Items.$C$2:.$C$20];MATCH([.C24];[Items.$A$2:.$A$20];0));0)" table:style-name="ce1">
            <text:p>1860</text:p>
          </table:table-cell>
          <table:table-cell office:value-type="float" office:value="270" table:formula="of:=IFERROR(INDEX([Items.$D$2:.$D$20];MATCH([.C24];[Items.$A$2:.$A$20];0));0)" table:style-name="ce1">
            <text:p>270</text:p>
          </table:table-cell>
          <table:table-cell office:value-type="float" office:value="600" table:formula="of:=IFERROR(FLOOR([.$H24]/[.N24])*[.D24]*[.I24];0)" table:style-name="ce1">
            <text:p>600</text:p>
          </table:table-cell>
          <table:table-cell office:value-type="float" office:value="300" table:formula="of:=IFERROR(FLOOR([.$H24]/[.Q24])*[.E24]*[.I24];0)" table:style-name="ce1">
            <text:p>300</text:p>
          </table:table-cell>
          <table:table-cell office:value-type="float" office:value="193440000" table:formula="of:=[.M24]*[.N24]*[.O24]" table:style-name="ce1">
            <text:p>193440000</text:p>
          </table:table-cell>
          <table:table-cell office:value-type="float" office:value="421848000" table:formula="of:=[.P24]*[.Q24]*[.R24]" table:style-name="ce1">
            <text:p>421848000</text:p>
          </table:table-cell>
          <table:table-cell office:value-type="float" office:value="155112000" table:formula="of:=[.K24]-[.U24]-[.V24]" table:style-name="ce1">
            <text:p>155112000</text:p>
          </table:table-cell>
          <table:table-cell table:number-columns-repeated="1636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6</text:p>
          </table:table-cell>
          <table:table-cell office:value-type="string" table:style-name="ce1">
            <text:p>i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770400000" table:formula="of:=[.G25]*[.H25]*[.I25]" table:style-name="ce1">
            <text:p>770400000</text:p>
          </table:table-cell>
          <table:table-cell table:style-name="ce1"/>
          <table:table-cell office:value-type="float" office:value="310" table:formula="of:=IFERROR(INDEX([Items.$B$2:.$B$20];MATCH([.B25];[Items.$A$2:.$A$20];0));0)" table:style-name="ce1">
            <text:p>310</text:p>
          </table:table-cell>
          <table:table-cell office:value-type="float" office:value="1040" table:formula="of:=IFERROR(INDEX([Items.$C$2:.$C$20];MATCH([.B25];[Items.$A$2:.$A$20];0));0)" table:style-name="ce1">
            <text:p>1040</text:p>
          </table:table-cell>
          <table:table-cell office:value-type="float" office:value="600" table:formula="of:=IFERROR(INDEX([Items.$D$2:.$D$20];MATCH([.B25];[Items.$A$2:.$A$20];0));0)" table:style-name="ce1">
            <text:p>600</text:p>
          </table:table-cell>
          <table:table-cell office:value-type="float" office:value="880" table:formula="of:=IFERROR(INDEX([Items.$B$2:.$B$20];MATCH([.C25];[Items.$A$2:.$A$20];0));0)" table:style-name="ce1">
            <text:p>880</text:p>
          </table:table-cell>
          <table:table-cell office:value-type="float" office:value="1860" table:formula="of:=IFERROR(INDEX([Items.$C$2:.$C$20];MATCH([.C25];[Items.$A$2:.$A$20];0));0)" table:style-name="ce1">
            <text:p>1860</text:p>
          </table:table-cell>
          <table:table-cell office:value-type="float" office:value="270" table:formula="of:=IFERROR(INDEX([Items.$D$2:.$D$20];MATCH([.C25];[Items.$A$2:.$A$20];0));0)" table:style-name="ce1">
            <text:p>270</text:p>
          </table:table-cell>
          <table:table-cell office:value-type="float" office:value="600" table:formula="of:=IFERROR(FLOOR([.$H25]/[.N25])*[.D25]*[.I25];0)" table:style-name="ce1">
            <text:p>600</text:p>
          </table:table-cell>
          <table:table-cell office:value-type="float" office:value="300" table:formula="of:=IFERROR(FLOOR([.$H25]/[.Q25])*[.E25]*[.I25];0)" table:style-name="ce1">
            <text:p>300</text:p>
          </table:table-cell>
          <table:table-cell office:value-type="float" office:value="193440000" table:formula="of:=[.M25]*[.N25]*[.O25]" table:style-name="ce1">
            <text:p>193440000</text:p>
          </table:table-cell>
          <table:table-cell office:value-type="float" office:value="441936000" table:formula="of:=[.P25]*[.Q25]*[.R25]" table:style-name="ce1">
            <text:p>441936000</text:p>
          </table:table-cell>
          <table:table-cell office:value-type="float" office:value="135024000" table:formula="of:=[.K25]-[.U25]-[.V25]" table:style-name="ce1">
            <text:p>135024000</text:p>
          </table:table-cell>
          <table:table-cell table:number-columns-repeated="1636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5</text:p>
          </table:table-cell>
          <table:table-cell office:value-type="string" table:style-name="ce1">
            <text:p>i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564960000" table:formula="of:=[.G26]*[.H26]*[.I26]" table:style-name="ce1">
            <text:p>564960000</text:p>
          </table:table-cell>
          <table:table-cell table:style-name="ce1"/>
          <table:table-cell office:value-type="float" office:value="310" table:formula="of:=IFERROR(INDEX([Items.$B$2:.$B$20];MATCH([.B26];[Items.$A$2:.$A$20];0));0)" table:style-name="ce1">
            <text:p>310</text:p>
          </table:table-cell>
          <table:table-cell office:value-type="float" office:value="340" table:formula="of:=IFERROR(INDEX([Items.$C$2:.$C$20];MATCH([.B26];[Items.$A$2:.$A$20];0));0)" table:style-name="ce1">
            <text:p>340</text:p>
          </table:table-cell>
          <table:table-cell office:value-type="float" office:value="600" table:formula="of:=IFERROR(INDEX([Items.$D$2:.$D$20];MATCH([.B26];[Items.$A$2:.$A$20];0));0)" table:style-name="ce1">
            <text:p>600</text:p>
          </table:table-cell>
          <table:table-cell office:value-type="float" office:value="880" table:formula="of:=IFERROR(INDEX([Items.$B$2:.$B$20];MATCH([.C26];[Items.$A$2:.$A$20];0));0)" table:style-name="ce1">
            <text:p>880</text:p>
          </table:table-cell>
          <table:table-cell office:value-type="float" office:value="1860" table:formula="of:=IFERROR(INDEX([Items.$C$2:.$C$20];MATCH([.C26];[Items.$A$2:.$A$20];0));0)" table:style-name="ce1">
            <text:p>1860</text:p>
          </table:table-cell>
          <table:table-cell office:value-type="float" office:value="220" table:formula="of:=IFERROR(INDEX([Items.$D$2:.$D$20];MATCH([.C26];[Items.$A$2:.$A$20];0));0)" table:style-name="ce1">
            <text:p>220</text:p>
          </table:table-cell>
          <table:table-cell office:value-type="float" office:value="1320" table:formula="of:=IFERROR(FLOOR([.$H26]/[.N26])*[.D26]*[.I26];0)" table:style-name="ce1">
            <text:p>1320</text:p>
          </table:table-cell>
          <table:table-cell office:value-type="float" office:value="220" table:formula="of:=IFERROR(FLOOR([.$H26]/[.Q26])*[.E26]*[.I26];0)" table:style-name="ce1">
            <text:p>220</text:p>
          </table:table-cell>
          <table:table-cell office:value-type="float" office:value="63240000" table:formula="of:=[.M26]*[.N26]*[.O26]" table:style-name="ce1">
            <text:p>63240000</text:p>
          </table:table-cell>
          <table:table-cell office:value-type="float" office:value="360096000" table:formula="of:=[.P26]*[.Q26]*[.R26]" table:style-name="ce1">
            <text:p>360096000</text:p>
          </table:table-cell>
          <table:table-cell office:value-type="float" office:value="141624000" table:formula="of:=[.K26]-[.U26]-[.V26]" table:style-name="ce1">
            <text:p>141624000</text:p>
          </table:table-cell>
          <table:table-cell table:number-columns-repeated="1636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4</text:p>
          </table:table-cell>
          <table:table-cell office:value-type="string" table:style-name="ce1">
            <text:p>i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564960000" table:formula="of:=[.G27]*[.H27]*[.I27]" table:style-name="ce1">
            <text:p>564960000</text:p>
          </table:table-cell>
          <table:table-cell table:style-name="ce1"/>
          <table:table-cell office:value-type="float" office:value="310" table:formula="of:=IFERROR(INDEX([Items.$B$2:.$B$20];MATCH([.B27];[Items.$A$2:.$A$20];0));0)" table:style-name="ce1">
            <text:p>310</text:p>
          </table:table-cell>
          <table:table-cell office:value-type="float" office:value="340" table:formula="of:=IFERROR(INDEX([Items.$C$2:.$C$20];MATCH([.B27];[Items.$A$2:.$A$20];0));0)" table:style-name="ce1">
            <text:p>340</text:p>
          </table:table-cell>
          <table:table-cell office:value-type="float" office:value="600" table:formula="of:=IFERROR(INDEX([Items.$D$2:.$D$20];MATCH([.B27];[Items.$A$2:.$A$20];0));0)" table:style-name="ce1">
            <text:p>600</text:p>
          </table:table-cell>
          <table:table-cell office:value-type="float" office:value="840" table:formula="of:=IFERROR(INDEX([Items.$B$2:.$B$20];MATCH([.C27];[Items.$A$2:.$A$20];0));0)" table:style-name="ce1">
            <text:p>840</text:p>
          </table:table-cell>
          <table:table-cell office:value-type="float" office:value="1860" table:formula="of:=IFERROR(INDEX([Items.$C$2:.$C$20];MATCH([.C27];[Items.$A$2:.$A$20];0));0)" table:style-name="ce1">
            <text:p>1860</text:p>
          </table:table-cell>
          <table:table-cell office:value-type="float" office:value="220" table:formula="of:=IFERROR(INDEX([Items.$D$2:.$D$20];MATCH([.C27];[Items.$A$2:.$A$20];0));0)" table:style-name="ce1">
            <text:p>220</text:p>
          </table:table-cell>
          <table:table-cell office:value-type="float" office:value="1320" table:formula="of:=IFERROR(FLOOR([.$H27]/[.N27])*[.D27]*[.I27];0)" table:style-name="ce1">
            <text:p>1320</text:p>
          </table:table-cell>
          <table:table-cell office:value-type="float" office:value="220" table:formula="of:=IFERROR(FLOOR([.$H27]/[.Q27])*[.E27]*[.I27];0)" table:style-name="ce1">
            <text:p>220</text:p>
          </table:table-cell>
          <table:table-cell office:value-type="float" office:value="63240000" table:formula="of:=[.M27]*[.N27]*[.O27]" table:style-name="ce1">
            <text:p>63240000</text:p>
          </table:table-cell>
          <table:table-cell office:value-type="float" office:value="343728000" table:formula="of:=[.P27]*[.Q27]*[.R27]" table:style-name="ce1">
            <text:p>343728000</text:p>
          </table:table-cell>
          <table:table-cell office:value-type="float" office:value="157992000" table:formula="of:=[.K27]-[.U27]-[.V27]" table:style-name="ce1">
            <text:p>157992000</text:p>
          </table:table-cell>
          <table:table-cell table:number-columns-repeated="1636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385200000" table:formula="of:=[.G28]*[.H28]*[.I28]" table:style-name="ce1">
            <text:p>385200000</text:p>
          </table:table-cell>
          <table:table-cell table:style-name="ce1"/>
          <table:table-cell office:value-type="float" office:value="290" table:formula="of:=IFERROR(INDEX([Items.$B$2:.$B$20];MATCH([.B28];[Items.$A$2:.$A$20];0));0)" table:style-name="ce1">
            <text:p>290</text:p>
          </table:table-cell>
          <table:table-cell office:value-type="float" office:value="2140" table:formula="of:=IFERROR(INDEX([Items.$C$2:.$C$20];MATCH([.B28];[Items.$A$2:.$A$20];0));0)" table:style-name="ce1">
            <text:p>2140</text:p>
          </table:table-cell>
          <table:table-cell office:value-type="float" office:value="600" table:formula="of:=IFERROR(INDEX([Items.$D$2:.$D$20];MATCH([.B28];[Items.$A$2:.$A$20];0));0)" table:style-name="ce1">
            <text:p>600</text:p>
          </table:table-cell>
          <table:table-cell office:value-type="float" office:value="0" table:formula="of:=IFERROR(INDEX([Items.$B$2:.$B$20];MATCH([.C28];[Items.$A$2:.$A$20];0));0)" table:style-name="ce1">
            <text:p>0</text:p>
          </table:table-cell>
          <table:table-cell office:value-type="float" office:value="0" table:formula="of:=IFERROR(INDEX([Items.$C$2:.$C$20];MATCH([.C28];[Items.$A$2:.$A$20];0));0)" table:style-name="ce1">
            <text:p>0</text:p>
          </table:table-cell>
          <table:table-cell office:value-type="float" office:value="0" table:formula="of:=IFERROR(INDEX([Items.$D$2:.$D$20];MATCH([.C28];[Items.$A$2:.$A$20];0));0)" table:style-name="ce1">
            <text:p>0</text:p>
          </table:table-cell>
          <table:table-cell office:value-type="float" office:value="600" table:formula="of:=IFERROR(FLOOR([.$H28]/[.N28])*[.D28]*[.I28];0)" table:style-name="ce1">
            <text:p>600</text:p>
          </table:table-cell>
          <table:table-cell office:value-type="float" office:value="0" table:formula="of:=IFERROR(FLOOR([.$H28]/[.Q28])*[.E28]*[.I28];0)" table:style-name="ce1">
            <text:p>0</text:p>
          </table:table-cell>
          <table:table-cell office:value-type="float" office:value="372360000" table:formula="of:=[.M28]*[.N28]*[.O28]" table:style-name="ce1">
            <text:p>372360000</text:p>
          </table:table-cell>
          <table:table-cell office:value-type="float" office:value="0" table:formula="of:=[.P28]*[.Q28]*[.R28]" table:style-name="ce1">
            <text:p>0</text:p>
          </table:table-cell>
          <table:table-cell office:value-type="float" office:value="12840000" table:formula="of:=[.K28]-[.U28]-[.V28]" table:style-name="ce1">
            <text:p>12840000</text:p>
          </table:table-cell>
          <table:table-cell table:number-columns-repeated="1636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i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513600000" table:formula="of:=[.G29]*[.H29]*[.I29]" table:style-name="ce1">
            <text:p>513600000</text:p>
          </table:table-cell>
          <table:table-cell table:style-name="ce1"/>
          <table:table-cell office:value-type="float" office:value="230" table:formula="of:=IFERROR(INDEX([Items.$B$2:.$B$20];MATCH([.B29];[Items.$A$2:.$A$20];0));0)" table:style-name="ce1">
            <text:p>230</text:p>
          </table:table-cell>
          <table:table-cell office:value-type="float" office:value="2140" table:formula="of:=IFERROR(INDEX([Items.$C$2:.$C$20];MATCH([.B29];[Items.$A$2:.$A$20];0));0)" table:style-name="ce1">
            <text:p>2140</text:p>
          </table:table-cell>
          <table:table-cell office:value-type="float" office:value="600" table:formula="of:=IFERROR(INDEX([Items.$D$2:.$D$20];MATCH([.B29];[Items.$A$2:.$A$20];0));0)" table:style-name="ce1">
            <text:p>600</text:p>
          </table:table-cell>
          <table:table-cell office:value-type="float" office:value="480" table:formula="of:=IFERROR(INDEX([Items.$B$2:.$B$20];MATCH([.C29];[Items.$A$2:.$A$20];0));0)" table:style-name="ce1">
            <text:p>480</text:p>
          </table:table-cell>
          <table:table-cell office:value-type="float" office:value="570" table:formula="of:=IFERROR(INDEX([Items.$C$2:.$C$20];MATCH([.C29];[Items.$A$2:.$A$20];0));0)" table:style-name="ce1">
            <text:p>570</text:p>
          </table:table-cell>
          <table:table-cell office:value-type="float" office:value="600" table:formula="of:=IFERROR(INDEX([Items.$D$2:.$D$20];MATCH([.C29];[Items.$A$2:.$A$20];0));0)" table:style-name="ce1">
            <text:p>600</text:p>
          </table:table-cell>
          <table:table-cell office:value-type="float" office:value="600" table:formula="of:=IFERROR(FLOOR([.$H29]/[.N29])*[.D29]*[.I29];0)" table:style-name="ce1">
            <text:p>600</text:p>
          </table:table-cell>
          <table:table-cell office:value-type="float" office:value="600" table:formula="of:=IFERROR(FLOOR([.$H29]/[.Q29])*[.E29]*[.I29];0)" table:style-name="ce1">
            <text:p>600</text:p>
          </table:table-cell>
          <table:table-cell office:value-type="float" office:value="295320000" table:formula="of:=[.M29]*[.N29]*[.O29]" table:style-name="ce1">
            <text:p>295320000</text:p>
          </table:table-cell>
          <table:table-cell office:value-type="float" office:value="164160000" table:formula="of:=[.P29]*[.Q29]*[.R29]" table:style-name="ce1">
            <text:p>164160000</text:p>
          </table:table-cell>
          <table:table-cell office:value-type="float" office:value="54120000" table:formula="of:=[.K29]-[.U29]-[.V29]" table:style-name="ce1">
            <text:p>54120000</text:p>
          </table:table-cell>
          <table:table-cell table:number-columns-repeated="1636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346680000" table:formula="of:=[.G30]*[.H30]*[.I30]" table:style-name="ce1">
            <text:p>346680000</text:p>
          </table:table-cell>
          <table:table-cell table:style-name="ce1"/>
          <table:table-cell office:value-type="float" office:value="230" table:formula="of:=IFERROR(INDEX([Items.$B$2:.$B$20];MATCH([.B30];[Items.$A$2:.$A$20];0));0)" table:style-name="ce1">
            <text:p>230</text:p>
          </table:table-cell>
          <table:table-cell office:value-type="float" office:value="250" table:formula="of:=IFERROR(INDEX([Items.$C$2:.$C$20];MATCH([.B30];[Items.$A$2:.$A$20];0));0)" table:style-name="ce1">
            <text:p>250</text:p>
          </table:table-cell>
          <table:table-cell office:value-type="float" office:value="600" table:formula="of:=IFERROR(INDEX([Items.$D$2:.$D$20];MATCH([.B30];[Items.$A$2:.$A$20];0));0)" table:style-name="ce1">
            <text:p>600</text:p>
          </table:table-cell>
          <table:table-cell office:value-type="float" office:value="840" table:formula="of:=IFERROR(INDEX([Items.$B$2:.$B$20];MATCH([.C30];[Items.$A$2:.$A$20];0));0)" table:style-name="ce1">
            <text:p>840</text:p>
          </table:table-cell>
          <table:table-cell office:value-type="float" office:value="840" table:formula="of:=IFERROR(INDEX([Items.$C$2:.$C$20];MATCH([.C30];[Items.$A$2:.$A$20];0));0)" table:style-name="ce1">
            <text:p>840</text:p>
          </table:table-cell>
          <table:table-cell office:value-type="float" office:value="270" table:formula="of:=IFERROR(INDEX([Items.$D$2:.$D$20];MATCH([.C30];[Items.$A$2:.$A$20];0));0)" table:style-name="ce1">
            <text:p>270</text:p>
          </table:table-cell>
          <table:table-cell office:value-type="float" office:value="1080" table:formula="of:=IFERROR(FLOOR([.$H30]/[.N30])*[.D30]*[.I30];0)" table:style-name="ce1">
            <text:p>1080</text:p>
          </table:table-cell>
          <table:table-cell office:value-type="float" office:value="270" table:formula="of:=IFERROR(FLOOR([.$H30]/[.Q30])*[.E30]*[.I30];0)" table:style-name="ce1">
            <text:p>270</text:p>
          </table:table-cell>
          <table:table-cell office:value-type="float" office:value="34500000" table:formula="of:=[.M30]*[.N30]*[.O30]" table:style-name="ce1">
            <text:p>34500000</text:p>
          </table:table-cell>
          <table:table-cell office:value-type="float" office:value="190512000" table:formula="of:=[.P30]*[.Q30]*[.R30]" table:style-name="ce1">
            <text:p>190512000</text:p>
          </table:table-cell>
          <table:table-cell office:value-type="float" office:value="121668000" table:formula="of:=[.K30]-[.U30]-[.V30]" table:style-name="ce1">
            <text:p>121668000</text:p>
          </table:table-cell>
          <table:table-cell table:number-columns-repeated="16361" table:style-name="ce1"/>
        </table:table-row>
        <table:table-row table:style-name="ro1">
          <table:table-cell table:number-columns-repeated="10" table:style-name="ce1"/>
          <table:table-cell office:value-type="float" office:value="5066664000" table:formula="of:=SUM([.K18:.K30])" table:style-name="ce1">
            <text:p>5066664000</text:p>
          </table:table-cell>
          <table:table-cell table:number-columns-repeated="11" table:style-name="ce1"/>
          <table:table-cell office:value-type="float" office:value="1029872000" table:formula="of:=SUM([.W18:.W30])" table:style-name="ce1">
            <text:p>1029872000</text:p>
          </table:table-cell>
          <table:table-cell office:value-type="boolean" office:boolean-value="true" table:formula="of:=IF([.W15]&gt;=[.W31];TRUE;FALSE)" table:style-name="ce1">
            <text:p>TRUE</text:p>
          </table:table-cell>
          <table:table-cell table:number-columns-repeated="16360"/>
        </table:table-row>
        <table:table-row table:number-rows-repeated="1048545" table:style-name="ro1">
          <table:table-cell table:number-columns-repeated="16384"/>
        </table:table-row>
      </table:table>
      <table:table table:name="12_ns2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Patterns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nrowi1</text:p>
          </table:table-cell>
          <table:table-cell office:value-type="string" table:style-name="ce1">
            <text:p>nrowi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j</text:p>
          </table:table-cell>
          <table:table-cell office:value-type="string" table:style-name="ce1">
            <text:p>Lj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otal area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301320000" table:formula="of:=[.G2]*[.H2]*[.I2]" table:style-name="ce1">
            <text:p>30132000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i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513600000" table:formula="of:=[.G3]*[.H3]*[.I3]" table:style-name="ce1">
            <text:p>51360000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i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385200000" table:formula="of:=[.G4]*[.H4]*[.I4]" table:style-name="ce1">
            <text:p>38520000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4</text:p>
          </table:table-cell>
          <table:table-cell office:value-type="string" table:style-name="ce1">
            <text:p>i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491040000" table:formula="of:=[.G5]*[.H5]*[.I5]" table:style-name="ce1">
            <text:p>49104000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5</text:p>
          </table:table-cell>
          <table:table-cell office:value-type="string" table:style-name="ce1">
            <text:p>i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491040000" table:formula="of:=[.G6]*[.H6]*[.I6]" table:style-name="ce1">
            <text:p>49104000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6</text:p>
          </table:table-cell>
          <table:table-cell office:value-type="string" table:style-name="ce1">
            <text:p>i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770400000" table:formula="of:=[.G7]*[.H7]*[.I7]" table:style-name="ce1">
            <text:p>77040000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7</text:p>
          </table:table-cell>
          <table:table-cell office:value-type="string" table:style-name="ce1">
            <text:p>i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770400000" table:formula="of:=[.G8]*[.H8]*[.I8]" table:style-name="ce1">
            <text:p>77040000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8</text:p>
          </table:table-cell>
          <table:table-cell office:value-type="string" table:style-name="ce1">
            <text:p>i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6800000" table:formula="of:=[.G9]*[.H9]*[.I9]" table:style-name="ce1">
            <text:p>25680000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9</text:p>
          </table:table-cell>
          <table:table-cell office:value-type="string" table:style-name="ce1">
            <text:p>i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6800000" table:formula="of:=[.G10]*[.H10]*[.I10]" table:style-name="ce1">
            <text:p>25680000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10</text:p>
          </table:table-cell>
          <table:table-cell office:value-type="string" table:style-name="ce1">
            <text:p>i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1904000" table:formula="of:=[.G11]*[.H11]*[.I11]" table:style-name="ce1">
            <text:p>7190400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11</text:p>
          </table:table-cell>
          <table:table-cell office:value-type="string" table:style-name="ce1">
            <text:p>i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1240000" table:formula="of:=[.G12]*[.H12]*[.I12]" table:style-name="ce1">
            <text:p>1412400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13</text:p>
          </table:table-cell>
          <table:table-cell office:value-type="string" table:style-name="ce1">
            <text:p>i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1</text:p>
          </table:table-cell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1240000" table:formula="of:=[.G13]*[.H13]*[.I13]" table:style-name="ce1">
            <text:p>14124000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14</text:p>
          </table:table-cell>
          <table:table-cell office:value-type="string" table:style-name="ce1">
            <text:p>i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</text:p>
          </table:table-cell>
          <table:table-cell office:value-type="float" office:value="1200" table:style-name="ce1">
            <text:p>1200</text:p>
          </table:table-cell>
          <table:table-cell office:value-type="float" office:value="1860" table:style-name="ce1">
            <text:p>186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45520000" table:formula="of:=[.G14]*[.H14]*[.I14]" table:style-name="ce1">
            <text:p>245520000</text:p>
          </table:table-cell>
          <table:table-cell table:number-columns-repeated="16373"/>
        </table:table-row>
        <table:table-row table:style-name="ro2">
          <table:table-cell table:number-columns-repeated="10" table:style-name="ce1"/>
          <table:table-cell office:value-type="float" office:value="4836504000" table:formula="of:=SUM([.K2:.K14])" table:style-name="ce1">
            <text:p>4836504000</text:p>
          </table:table-cell>
          <table:table-cell table:number-columns-repeated="16373"/>
        </table:table-row>
        <table:table-row table:number-rows-repeated="1048561" table:style-name="ro2">
          <table:table-cell table:number-columns-repeated="16384"/>
        </table:table-row>
      </table:table>
      <table:table table:name="w1_ns1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Patterns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nrowi1</text:p>
          </table:table-cell>
          <table:table-cell office:value-type="string" table:style-name="ce1">
            <text:p>nrowi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j</text:p>
          </table:table-cell>
          <table:table-cell office:value-type="string" table:style-name="ce1">
            <text:p>Lj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otal Area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43121000" table:formula="of:=[.G2]*[.H2]*[.I2]" table:style-name="ce1">
            <text:p>4312100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i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729740000" table:formula="of:=[.G3]*[.H3]*[.I3]" table:style-name="ce1">
            <text:p>72974000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i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995100000" table:formula="of:=[.G4]*[.H4]*[.I4]" table:style-name="ce1">
            <text:p>99510000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4</text:p>
          </table:table-cell>
          <table:table-cell office:value-type="string" table:style-name="ce1">
            <text:p>i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82435000" table:formula="of:=[.G5]*[.H5]*[.I5]" table:style-name="ce1">
            <text:p>18243500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5</text:p>
          </table:table-cell>
          <table:table-cell office:value-type="string" table:style-name="ce1">
            <text:p>i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6340000" table:formula="of:=[.G6]*[.H6]*[.I6]" table:style-name="ce1">
            <text:p>6634000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6</text:p>
          </table:table-cell>
          <table:table-cell office:value-type="string" table:style-name="ce1">
            <text:p>i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497550000" table:formula="of:=[.G7]*[.H7]*[.I7]" table:style-name="ce1">
            <text:p>49755000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7</text:p>
          </table:table-cell>
          <table:table-cell office:value-type="string" table:style-name="ce1">
            <text:p>i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729740000" table:formula="of:=[.G8]*[.H8]*[.I8]" table:style-name="ce1">
            <text:p>72974000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8</text:p>
          </table:table-cell>
          <table:table-cell office:value-type="string" table:style-name="ce1">
            <text:p>i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48775000" table:formula="of:=[.G9]*[.H9]*[.I9]" table:style-name="ce1">
            <text:p>248775000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9</text:p>
          </table:table-cell>
          <table:table-cell office:value-type="string" table:style-name="ce1">
            <text:p>i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48775000" table:formula="of:=[.G10]*[.H10]*[.I10]" table:style-name="ce1">
            <text:p>24877500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10</text:p>
          </table:table-cell>
          <table:table-cell office:value-type="string" table:style-name="ce1">
            <text:p>i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63023000" table:formula="of:=[.G11]*[.H11]*[.I11]" table:style-name="ce1">
            <text:p>6302300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12</text:p>
          </table:table-cell>
          <table:table-cell office:value-type="string" table:style-name="ce1">
            <text:p>i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270" table:style-name="ce1">
            <text:p>270</text:p>
          </table:table-cell>
          <table:table-cell table:style-name="ce1"/>
          <table:table-cell office:value-type="float" office:value="895590000" table:formula="of:=[.G12]*[.H12]*[.I12]" table:style-name="ce1">
            <text:p>89559000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13</text:p>
          </table:table-cell>
          <table:table-cell office:value-type="string" table:style-name="ce1">
            <text:p>i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364870000" table:formula="of:=[.G13]*[.H13]*[.I13]" table:style-name="ce1">
            <text:p>364870000</text:p>
          </table:table-cell>
          <table:table-cell table:number-columns-repeated="16373"/>
        </table:table-row>
        <table:table-row table:style-name="ro2">
          <table:table-cell table:number-columns-repeated="10" table:style-name="ce1"/>
          <table:table-cell office:value-type="float" office:value="5065059000" table:formula="of:=SUM([.K2:.K13])" table:style-name="ce1">
            <text:p>5065059000</text:p>
          </table:table-cell>
          <table:table-cell table:number-columns-repeated="1637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Patterns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nrowi1</text:p>
          </table:table-cell>
          <table:table-cell office:value-type="string" table:style-name="ce1">
            <text:p>nrowi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j</text:p>
          </table:table-cell>
          <table:table-cell office:value-type="string" table:style-name="ce1">
            <text:p>Lj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otal Area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i14</text:p>
          </table:table-cell>
          <table:table-cell table:number-columns-repeated="4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82480000" table:formula="of:=[.G18]*[.H18]*[.I18]" table:style-name="ce1">
            <text:p>282480000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i13</text:p>
          </table:table-cell>
          <table:table-cell table:number-columns-repeated="4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1240000" table:formula="of:=[.G19]*[.H19]*[.I19]" table:style-name="ce1">
            <text:p>141240000</text:p>
          </table:table-cell>
          <table:table-cell table:number-columns-repeated="16373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i11</text:p>
          </table:table-cell>
          <table:table-cell table:number-columns-repeated="4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41240000" table:formula="of:=[.G20]*[.H20]*[.I20]" table:style-name="ce1">
            <text:p>141240000</text:p>
          </table:table-cell>
          <table:table-cell table:number-columns-repeated="16373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10</text:p>
          </table:table-cell>
          <table:table-cell table:number-columns-repeated="4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71904000" table:formula="of:=[.G21]*[.H21]*[.I21]" table:style-name="ce1">
            <text:p>71904000</text:p>
          </table:table-cell>
          <table:table-cell table:number-columns-repeated="1637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i9</text:p>
          </table:table-cell>
          <table:table-cell table:number-columns-repeated="4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6800000" table:formula="of:=[.G22]*[.H22]*[.I22]" table:style-name="ce1">
            <text:p>256800000</text:p>
          </table:table-cell>
          <table:table-cell table:number-columns-repeated="16373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i8</text:p>
          </table:table-cell>
          <table:table-cell table:number-columns-repeated="4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256800000" table:formula="of:=[.G23]*[.H23]*[.I23]" table:style-name="ce1">
            <text:p>256800000</text:p>
          </table:table-cell>
          <table:table-cell table:number-columns-repeated="16373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i7</text:p>
          </table:table-cell>
          <table:table-cell office:value-type="string" table:style-name="ce1">
            <text:p>i19</text:p>
          </table:table-cell>
          <table:table-cell table:number-columns-repeated="3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770400000" table:formula="of:=[.G24]*[.H24]*[.I24]" table:style-name="ce1">
            <text:p>770400000</text:p>
          </table:table-cell>
          <table:table-cell table:number-columns-repeated="1637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i6</text:p>
          </table:table-cell>
          <table:table-cell office:value-type="string" table:style-name="ce1">
            <text:p>i17</text:p>
          </table:table-cell>
          <table:table-cell table:number-columns-repeated="3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770400000" table:formula="of:=[.G25]*[.H25]*[.I25]" table:style-name="ce1">
            <text:p>770400000</text:p>
          </table:table-cell>
          <table:table-cell table:number-columns-repeated="1637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i5</text:p>
          </table:table-cell>
          <table:table-cell office:value-type="string" table:style-name="ce1">
            <text:p>i16</text:p>
          </table:table-cell>
          <table:table-cell table:number-columns-repeated="3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564960000" table:formula="of:=[.G26]*[.H26]*[.I26]" table:style-name="ce1">
            <text:p>564960000</text:p>
          </table:table-cell>
          <table:table-cell table:number-columns-repeated="16373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i4</text:p>
          </table:table-cell>
          <table:table-cell office:value-type="string" table:style-name="ce1">
            <text:p>i15</text:p>
          </table:table-cell>
          <table:table-cell table:number-columns-repeated="3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346680000" table:formula="of:=[.G27]*[.H27]*[.I27]" table:style-name="ce1">
            <text:p>346680000</text:p>
          </table:table-cell>
          <table:table-cell table:number-columns-repeated="16373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i3</text:p>
          </table:table-cell>
          <table:table-cell table:number-columns-repeated="4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385200000" table:formula="of:=[.G28]*[.H28]*[.I28]" table:style-name="ce1">
            <text:p>385200000</text:p>
          </table:table-cell>
          <table:table-cell table:number-columns-repeated="16373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i12</text:p>
          </table:table-cell>
          <table:table-cell table:number-columns-repeated="3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513600000" table:formula="of:=[.G29]*[.H29]*[.I29]" table:style-name="ce1">
            <text:p>513600000</text:p>
          </table:table-cell>
          <table:table-cell table:number-columns-repeated="16373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18</text:p>
          </table:table-cell>
          <table:table-cell table:number-columns-repeated="3" table:style-name="ce1"/>
          <table:table-cell office:value-type="float" office:value="1200" table:style-name="ce1">
            <text:p>1200</text:p>
          </table:table-cell>
          <table:table-cell office:value-type="float" office:value="2140" table:style-name="ce1">
            <text:p>2140</text:p>
          </table:table-cell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564960000" table:formula="of:=[.G30]*[.H30]*[.I30]" table:style-name="ce1">
            <text:p>564960000</text:p>
          </table:table-cell>
          <table:table-cell table:number-columns-repeated="16373"/>
        </table:table-row>
        <table:table-row table:style-name="ro2">
          <table:table-cell table:number-columns-repeated="10" table:style-name="ce1"/>
          <table:table-cell office:value-type="float" office:value="5066664000" table:formula="of:=SUM([.K18:.K30])" table:style-name="ce1">
            <text:p>5066664000</text:p>
          </table:table-cell>
          <table:table-cell table:number-columns-repeated="16373"/>
        </table:table-row>
        <table:table-row table:number-rows-repeated="1048545" table:style-name="ro2">
          <table:table-cell table:number-columns-repeated="16384"/>
        </table:table-row>
      </table:table>
      <table:table table:name="w1_ns2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Patterns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nrowi1</text:p>
          </table:table-cell>
          <table:table-cell office:value-type="string" table:style-name="ce1">
            <text:p>nrowi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j</text:p>
          </table:table-cell>
          <table:table-cell office:value-type="string" table:style-name="ce1">
            <text:p>Lj</text:p>
          </table:table-cell>
          <table:table-cell office:value-type="string" table:style-name="ce1">
            <text:p>k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2140" table:style-name="ce1">
            <text:p>2140</text:p>
          </table:table-cell>
          <table:table-cell office:value-type="float" office:value="150" table:style-name="ce1">
            <text:p>15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i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2140" table:style-name="ce1">
            <text:p>2140</text:p>
          </table:table-cell>
          <table:table-cell office:value-type="float" office:value="300" table:style-name="ce1">
            <text:p>30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4</text:p>
          </table:table-cell>
          <table:table-cell office:value-type="string" table:style-name="ce1">
            <text:p>i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2140" table:style-name="ce1">
            <text:p>2140</text:p>
          </table:table-cell>
          <table:table-cell office:value-type="float" office:value="25" table:style-name="ce1">
            <text:p>2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5</text:p>
          </table:table-cell>
          <table:table-cell office:value-type="string" table:style-name="ce1">
            <text:p>i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135" table:style-name="ce1">
            <text:p>13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6</text:p>
          </table:table-cell>
          <table:table-cell office:value-type="string" table:style-name="ce1">
            <text:p>i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2140" table:style-name="ce1">
            <text:p>2140</text:p>
          </table:table-cell>
          <table:table-cell office:value-type="float" office:value="150" table:style-name="ce1">
            <text:p>15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7</text:p>
          </table:table-cell>
          <table:table-cell office:value-type="string" table:style-name="ce1">
            <text:p>i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2140" table:style-name="ce1">
            <text:p>2140</text:p>
          </table:table-cell>
          <table:table-cell office:value-type="float" office:value="150" table:style-name="ce1">
            <text:p>15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10</text:p>
          </table:table-cell>
          <table:table-cell office:value-type="string" table:style-name="ce1">
            <text:p>i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110" table:style-name="ce1">
            <text:p>11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11</text:p>
          </table:table-cell>
          <table:table-cell office:value-type="string" table:style-name="ce1">
            <text:p>i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220" table:style-name="ce1">
            <text:p>22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12</text:p>
          </table:table-cell>
          <table:table-cell office:value-type="string" table:style-name="ce1">
            <text:p>i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220" table:style-name="ce1">
            <text:p>22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13</text:p>
          </table:table-cell>
          <table:table-cell office:value-type="string" table:style-name="ce1">
            <text:p>i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270" table:style-name="ce1">
            <text:p>27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w2_ns2" table:style-name="ta2">
        <table:table-column table:style-name="co2" table:number-columns-repeated="16384" table:default-cell-style-name="ce1"/>
        <table:table-row table:style-name="ro1">
          <table:table-cell office:value-type="string" table:style-name="ce1">
            <text:p>Patterns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nrowi1</text:p>
          </table:table-cell>
          <table:table-cell office:value-type="string" table:style-name="ce1">
            <text:p>nrowi2</text:p>
          </table:table-cell>
          <table:table-cell office:value-type="string" table:style-name="ce1">
            <text:p>j</text:p>
          </table:table-cell>
          <table:table-cell office:value-type="string" table:style-name="ce1">
            <text:p>wj</text:p>
          </table:table-cell>
          <table:table-cell office:value-type="string" table:style-name="ce1">
            <text:p>Lj</text:p>
          </table:table-cell>
          <table:table-cell office:value-type="string" table:style-name="ce1">
            <text:p>k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15" table:style-name="ce1">
            <text:p>15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i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5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220" table:style-name="ce1">
            <text:p>22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i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5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120" table:style-name="ce1">
            <text:p>12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4</text:p>
          </table:table-cell>
          <table:table-cell office:value-type="string" table:style-name="ce1">
            <text:p>i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5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20" table:style-name="ce1">
            <text:p>2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5</text:p>
          </table:table-cell>
          <table:table-cell office:value-type="string" table:style-name="ce1">
            <text:p>i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135" table:style-name="ce1">
            <text:p>13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6</text:p>
          </table:table-cell>
          <table:table-cell office:value-type="string" table:style-name="ce1">
            <text:p>i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5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60" table:style-name="ce1">
            <text:p>6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7</text:p>
          </table:table-cell>
          <table:table-cell office:value-type="string" table:style-name="ce1">
            <text:p>i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5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60" table:style-name="ce1">
            <text:p>6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8</text:p>
          </table:table-cell>
          <table:table-cell office:value-type="string" table:style-name="ce1">
            <text:p>i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5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75" table:style-name="ce1">
            <text:p>7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9</text:p>
          </table:table-cell>
          <table:table-cell office:value-type="string" table:style-name="ce1">
            <text:p>i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5</text:p>
          </table:table-cell>
          <table:table-cell office:value-type="float" office:value="1550" table:style-name="ce1">
            <text:p>1550</text:p>
          </table:table-cell>
          <table:table-cell office:value-type="float" office:value="2140" table:style-name="ce1">
            <text:p>2140</text:p>
          </table:table-cell>
          <table:table-cell office:value-type="float" office:value="75" table:style-name="ce1">
            <text:p>7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10</text:p>
          </table:table-cell>
          <table:table-cell office:value-type="string" table:style-name="ce1">
            <text:p>i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110" table:style-name="ce1">
            <text:p>11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11</text:p>
          </table:table-cell>
          <table:table-cell office:value-type="string" table:style-name="ce1">
            <text:p>i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270" table:style-name="ce1">
            <text:p>27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12</text:p>
          </table:table-cell>
          <table:table-cell office:value-type="string" table:style-name="ce1">
            <text:p>i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270" table:style-name="ce1">
            <text:p>27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i13</text:p>
          </table:table-cell>
          <table:table-cell office:value-type="string" table:style-name="ce1">
            <text:p>i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float" office:value="1400" table:style-name="ce1">
            <text:p>1400</text:p>
          </table:table-cell>
          <table:table-cell office:value-type="float" office:value="1860" table:style-name="ce1">
            <text:p>1860</text:p>
          </table:table-cell>
          <table:table-cell office:value-type="float" office:value="220" table:style-name="ce1">
            <text:p>220</text:p>
          </table:table-cell>
          <table:table-cell table:number-columns-repeated="16375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Paula</meta:initial-creator>
    <dc:creator>Alessandro Gregori</dc:creator>
    <meta:creation-date>2015-06-05T18:19:34Z</meta:creation-date>
    <dc:date>2024-09-01T11:25:42Z</dc:date>
  </office:meta>
</office:document-meta>
</file>